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B2000001DE8914390D.png"/>
  <manifest:file-entry manifest:media-type="" manifest:full-path="Pictures/20000007000029DD00000D8B67B8B1C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Standard" style:master-page-name="Standard"/>
    <style:style style:name="P2" style:family="paragraph" style:parent-style-name="Standard"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fo:font-style="italic" style:font-size-asian="24pt" style:font-style-asian="italic" style:font-size-complex="24pt"/>
    </style:style>
    <style:style style:name="P5" style:family="paragraph" style:parent-style-name="Contents_20_Heading">
      <style:paragraph-properties fo:text-align="start" style:justify-single-word="false"/>
    </style:style>
    <style:style style:name="P6" style:family="paragraph" style:parent-style-name="Contents_20_Heading">
      <style:paragraph-properties fo:text-align="start" style:justify-single-word="false" fo:break-before="page"/>
    </style:style>
    <style:style style:name="P7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612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>
        <style:tab-stops>
          <style:tab-stop style:position="0.776cm"/>
          <style:tab-stop style:position="15.984cm" style:type="right"/>
        </style:tab-stops>
      </style:paragraph-properties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0" style:family="paragraph" style:parent-style-name="Heading_20_1">
      <style:text-properties fo:language="en" fo:country="US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ProgrammaCode">
      <style:text-properties fo:language="none" fo:country="none" style:language-asian="none" style:country-asian="none"/>
    </style:style>
    <style:style style:name="P13" style:family="paragraph" style:parent-style-name="Standard" style:list-style-name="WW8Num38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 style:list-style-name="L2">
      <style:text-properties fo:font-style="italic" fo:font-weight="normal" style:font-style-asian="italic" style:font-weight-asian="normal" style:font-style-complex="italic" style:font-weight-complex="normal"/>
    </style:style>
    <style:style style:name="P18" style:family="paragraph" style:parent-style-name="Standard" style:list-style-name="L2">
      <style:paragraph-properties>
        <style:tab-stops/>
      </style:paragraph-properties>
      <style:text-properties fo:font-style="italic" style:font-style-asian="italic" style:font-style-complex="italic"/>
    </style:style>
    <style:style style:name="P19" style:family="paragraph" style:parent-style-name="Standard" style:list-style-name="L2">
      <style:paragraph-properties>
        <style:tab-stops/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3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22" style:family="paragraph" style:parent-style-name="ProgrammaCode">
      <style:paragraph-properties>
        <style:tab-stops/>
      </style:paragraph-properties>
    </style:style>
    <style:style style:name="P23" style:family="paragraph" style:parent-style-name="Standard">
      <style:paragraph-properties>
        <style:tab-stops/>
      </style:paragraph-properties>
    </style:style>
    <style:style style:name="P24" style:family="paragraph" style:parent-style-name="Standard" style:list-style-name="WW8Num30">
      <style:paragraph-properties fo:margin-left="0cm" fo:margin-right="0cm" fo:line-height="100%" fo:text-indent="0cm" style:auto-text-indent="false" style:text-autospace="none">
        <style:tab-stops/>
      </style:paragraph-properties>
      <style:text-properties style:font-name="Courier New" fo:font-size="10pt" style:font-size-asian="10pt" style:font-name-complex="Courier New" style:font-size-complex="10pt"/>
    </style:style>
    <style:style style:name="P25" style:family="paragraph" style:parent-style-name="Header">
      <style:paragraph-properties>
        <style:tab-stops/>
      </style:paragraph-properties>
    </style:style>
    <style:style style:name="P26" style:family="paragraph" style:parent-style-name="Header">
      <style:paragraph-properties fo:break-before="page">
        <style:tab-stops/>
      </style:paragraph-properties>
    </style:style>
    <style:style style:name="P27" style:family="paragraph" style:parent-style-name="Standard">
      <style:paragraph-properties>
        <style:tab-stops/>
      </style:paragraph-properties>
      <style:text-properties fo:language="en" fo:country="GB"/>
    </style:style>
    <style:style style:name="P28" style:family="paragraph" style:parent-style-name="Standard">
      <style:paragraph-properties fo:break-before="page">
        <style:tab-stops/>
      </style:paragraph-properties>
      <style:text-properties fo:language="en" fo:country="GB"/>
    </style:style>
    <style:style style:name="P29" style:family="paragraph" style:parent-style-name="Heading_20_2">
      <style:paragraph-properties>
        <style:tab-stops/>
      </style:paragraph-properties>
      <style:text-properties fo:language="en" fo:country="GB"/>
    </style:style>
    <style:style style:name="P30" style:family="paragraph" style:parent-style-name="Standard">
      <style:paragraph-properties fo:break-before="page">
        <style:tab-stops/>
      </style:paragraph-properties>
    </style:style>
    <style:style style:name="P31" style:family="paragraph" style:parent-style-name="Heading_20_1">
      <style:paragraph-properties>
        <style:tab-stops/>
      </style:paragraph-properties>
      <style:text-properties fo:language="en" fo:country="GB"/>
    </style:style>
    <style:style style:name="P32" style:family="paragraph" style:parent-style-name="Standard" style:list-style-name="WW8Num28">
      <style:paragraph-properties fo:margin-left="0cm" fo:margin-right="0cm" fo:text-indent="0cm" style:auto-text-indent="false">
        <style:tab-stops/>
      </style:paragraph-properties>
    </style:style>
    <style:style style:name="P33" style:family="paragraph" style:parent-style-name="Heading_20_1">
      <style:paragraph-properties fo:break-before="page">
        <style:tab-stops/>
      </style:paragraph-properties>
      <style:text-properties fo:language="en" fo:country="GB"/>
    </style:style>
    <style:style style:name="P34" style:family="paragraph" style:parent-style-name="Standard">
      <style:text-properties style:font-name="Courier New1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1" style:family="text">
      <style:text-properties fo:language="en" fo:country="GB"/>
    </style:style>
    <style:style style:name="T2" style:family="text">
      <style:text-properties fo:language="en" fo:country="US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ourier New1" fo:font-size="8pt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format=""/>
    </text:list-style>
    <text:list-style style:name="L2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</office:automatic-styles>
  <office:body>
    <office:text>
      <text:variable-decls>
        <text:variable-decl office:value-type="string" text:name="Kettle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draw:frame draw:style-name="fr1" draw:name="Afbeeldingen5" text:anchor-type="paragraph" svg:width="15.295cm" svg:height="11.513cm" draw:z-index="19"><draw:image xlink:href="Pictures/10000000000002B2000001DE8914390D.png" xlink:type="simple" xlink:show="embed" xlink:actuate="onLoad"/></draw:frame></text:p>
      <text:p text:style-name="P3">Pan version <text:variable-set text:name="KettleVersion" office:value-type="string">2.3.0</text:variable-set></text:p>
      <text:p text:style-name="P2"/>
      <text:p text:style-name="P3"/>
      <text:p text:style-name="P4">© 2001 - 2006 Pentaho</text:p>
      <text:p text:style-name="P4"/>
      <text:p text:style-name="P4"/>
      <text:p text:style-name="P4">http://www.pentaho.org</text:p>
      <text:p text:style-name="P5"/>
      <text:p text:style-name="P6">Table of contents</text:p>
      <text:table-of-content text:style-name="Sect1" text:protected="true" text:name="Table of Contents1">
        <text:table-of-content-source text:outline-level="3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Title"/>
          </text:index-source-styles>
          <text:index-source-styles text:outline-level="2">
            <text:index-source-style text:style-name="Subtitle"/>
          </text:index-source-styles>
        </text:table-of-content-source>
        <text:index-body>
          <text:p text:style-name="P7">1 Pan<text:tab/>3</text:p>
          <text:p text:style-name="P8">1.1 What is Pan?<text:tab/>3</text:p>
          <text:p text:style-name="P8">1.2 Installation<text:tab/>3</text:p>
          <text:p text:style-name="P8">1.3 Launching Pan<text:tab/>3</text:p>
          <text:p text:style-name="P8">1.4 Command line options<text:tab/>4</text:p>
          <text:p text:style-name="P8">1.5 Path<text:tab/>7</text:p>
          <text:p text:style-name="P8">1.6 Run a transformation from file<text:tab/>7</text:p>
          <text:p text:style-name="P8">1.7 Run a transformation from Repository<text:tab/>8</text:p>
          <text:p text:style-name="P8">1.8 Redirecting output<text:tab/>8</text:p>
          <text:p text:style-name="P7">2 Scheduling<text:tab/>9</text:p>
          <text:p text:style-name="P8">2.1 Schedule a transformation on windows<text:tab/>9</text:p>
          <text:p text:style-name="P8">2.2 Schedule a transformation on Unix<text:tab/>9</text:p>
          <text:p text:style-name="P7">3 License<text:tab/>11</text:p>
          <text:p text:style-name="P8">3.1 Short version<text:tab/>11</text:p>
          <text:p text:style-name="P8">3.2 Complete text<text:tab/>11</text:p>
        </text:index-body>
      </text:table-of-content>
      <text:p text:style-name="P9"/>
      <text:p text:style-name="Standard"/>
      <text:p text:style-name="Standard"/>
      <text:h text:style-name="P10" text:outline-level="1"><text:s/>Pan</text:h>
      <text:h text:style-name="P11" text:outline-level="2"><text:s/>What is Pan?</text:h>
      <text:p text:style-name="Standard">Pan is a program that can execute transformations designed by Spoon in XML or in a database repository. <text:s/>Usually transformations are scheduled in batch mode to be run automatically at regular intervals.</text:p>
      <text:p text:style-name="Standard"/>
      <text:h text:style-name="P11" text:outline-level="2"><text:s/>Installation</text:h>
      <text:p text:style-name="Standard">The first step is the installation of Sun Microsystems Java Runtime Environment version 1.4 or higher. <text:s/>You can download a JRE for free at <text:a xlink:type="simple" xlink:href="http://www.java.com/"><text:span text:style-name="Internet_20_link">http://www.java.com/</text:span></text:a>.</text:p>
      <text:p text:style-name="Standard"/>
      <text:p text:style-name="Standard">After this, you can simply unzip the zip-file: Kettle-2.3.0.zip in a directory of your choice.</text:p>
      <text:p text:style-name="Standard">In the Kettle directory where you unzipped the file, you will find a number of files.</text:p>
      <text:p text:style-name="Standard">Under Unix-like environments (Solaris, Linux, OSX, …) you will need to make the shell scripts executable. <text:s/>Execute these commands to make all shell scripts in the Kettle directory executable: </text:p>
      <text:p text:style-name="Standard"/>
      <text:p text:style-name="P12"/>
      <text:p text:style-name="P12">cd Kettle</text:p>
      <text:p text:style-name="P12">chmod +x *.sh</text:p>
      <text:p text:style-name="P12"/>
      <text:p text:style-name="Standard"/>
      <text:h text:style-name="P11" text:outline-level="2"><text:s/>Launching Pan</text:h>
      <text:p text:style-name="Standard">To launch Pan on the different platforms these are the scripts that are provided:</text:p>
      <text:p text:style-name="Standard"/>
      <text:list text:style-name="WW8Num38">
        <text:list-item>
          <text:p text:style-name="P13">Pan.bat: <text:tab/><text:tab/>run Pan on the Windows platform.</text:p>
        </text:list-item>
        <text:list-item>
          <text:p text:style-name="P13">pan.sh: <text:tab/><text:tab/>run Pan on Unix platforms and OSX</text:p>
          <text:p text:style-name="P13"/>
        </text:list-item>
      </text:list>
      <text:p text:style-name="Standard">Pan can be run on any platform that has a version of the Java Runtime Environment version 1.4 or higher.</text:p>
      <text:p text:style-name="P14"/>
      <text:h text:style-name="Heading_20_2" text:outline-level="2"><text:span text:style-name="T1"><text:s/>Command line o</text:span><text:span text:style-name="T2">ptions</text:span></text:h>
      <text:p text:style-name="Standard">These are the command line options that you can use. </text:p>
      <text:p text:style-name="P15"/>
      <text:p text:style-name="P16"><text:span text:style-name="T3">IMPORTANT NOTES</text:span>: </text:p>
      <text:list text:style-name="L2">
        <text:list-item>
          <text:p text:style-name="P17">On Windows system, the use of the minus (“-”) in the options causes problems as well as the equal sign (“=”). <text:s/>Because of this, from version 2.2.2 on, you can also use this format or any combination of /,- and :,=</text:p>
        </text:list-item>
        <text:list-item>
          <text:p text:style-name="P17">Fields in italic represent the values that the options use.</text:p>
        </text:list-item>
        <text:list-item>
          <text:p text:style-name="P18">It’s important that if spaces are present in the option values, you use quotes or double quotes to keep them together. Take a look at the examples below for more info.</text:p>
          <text:p text:style-name="P19"/>
        </text:list-item>
      </text:list>
      <text:p text:style-name="ProgrammaCode">/option:<text:span text:style-name="T4">value</text:span></text:p>
      <text:p text:style-name="P16"/>
      <text:p text:style-name="P20">Below are the valid options.</text:p>
      <text:p text:style-name="Standard"/>
      <text:list text:style-name="L3">
        <text:list-item>
          <text:p text:style-name="P21"><text:s/>Launch XML File</text:p>
        </text:list-item>
      </text:list>
      <text:p text:style-name="Standard"/>
      <text:p text:style-name="P22">-file=<text:span text:style-name="T4">filename</text:span></text:p>
      <text:p text:style-name="P23"/>
      <text:p text:style-name="P23">This option runs the transformation defined in the XML file. <text:s/>(.ktr : Kettle Transformation)</text:p>
      <text:p text:style-name="P23"/>
      <text:list text:style-name="L3" text:continue-numbering="true">
        <text:list-item>
          <text:p text:style-name="P21"><text:s/>Set the logging file</text:p>
        </text:list-item>
      </text:list>
      <text:p text:style-name="P23"/>
      <text:p text:style-name="P22">-log=<text:span text:style-name="T4">Logging Filename</text:span></text:p>
      <text:p text:style-name="P23"/>
      <text:p text:style-name="P23">Specifies the log file. <text:s/>The default is the standard output.</text:p>
      <text:p text:style-name="P23"/>
      <text:list text:style-name="L3" text:continue-numbering="true">
        <text:list-item>
          <text:p text:style-name="P21"><text:s/>Set the logging level</text:p>
        </text:list-item>
      </text:list>
      <text:p text:style-name="P23"/>
      <text:p text:style-name="P22">-level=<text:span text:style-name="T4">Logging Level</text:span></text:p>
      <text:p text:style-name="P23"/>
      <text:p text:style-name="P23">The level option sets the log level for the transformation that’s being run.</text:p>
      <text:p text:style-name="P23">These are the possible values:</text:p>
      <text:p text:style-name="P23"/>
      <text:list text:style-name="WW8Num30">
        <text:list-item>
          <text:p text:style-name="P24">Error:<text:tab/><text:tab/>Only show errors</text:p>
        </text:list-item>
        <text:list-item>
          <text:p text:style-name="P24">Nothing:<text:tab/><text:tab/>Don’t show any output</text:p>
        </text:list-item>
        <text:list-item>
          <text:p text:style-name="P24">Minimal:<text:tab/><text:tab/>Only use minimal logging</text:p>
        </text:list-item>
        <text:list-item>
          <text:p text:style-name="P24">Basic:<text:tab/><text:tab/>This is the default basic logging level</text:p>
        </text:list-item>
        <text:list-item>
          <text:p text:style-name="P24">Detailed:<text:tab/>Give detailed logging output</text:p>
        </text:list-item>
        <text:list-item>
          <text:p text:style-name="P24">Debug:<text:tab/><text:tab/>For debugging purposes, very detailed output.</text:p>
        </text:list-item>
        <text:list-item>
          <text:p text:style-name="P24">Rowlevel:<text:tab/>Logging at a row level, this can generate a lot of data.</text:p>
        </text:list-item>
      </text:list>
      <text:p text:style-name="P25"/>
      <text:p text:style-name="P26"/>
      <text:list text:style-name="L3" text:continue-numbering="true">
        <text:list-item>
          <text:p text:style-name="P21"><text:s/>Choose a repository</text:p>
        </text:list-item>
      </text:list>
      <text:p text:style-name="P23"/>
      <text:p text:style-name="P22">-rep=<text:span text:style-name="T4">Repository name</text:span></text:p>
      <text:p text:style-name="P25"/>
      <text:p text:style-name="P23">Connect to the repository with name “<text:span text:style-name="T4">Repository name</text:span>”.</text:p>
      <text:p text:style-name="P23">You also need to specify the options –user, –pass and –trans.</text:p>
      <text:p text:style-name="P23">You can also specify this option in the form of environment variable KETTLE_REPOSITORY.</text:p>
      <text:p text:style-name="P23"/>
      <text:list text:style-name="L3" text:continue-numbering="true">
        <text:list-item>
          <text:p text:style-name="P21"><text:s/>Set the repository user name</text:p>
        </text:list-item>
      </text:list>
      <text:p text:style-name="P23"/>
      <text:p text:style-name="P22">-user=<text:span text:style-name="T4">Username</text:span></text:p>
      <text:p text:style-name="P25"/>
      <text:p text:style-name="P25">This is the username with which you want to connect to the repository.</text:p>
      <text:p text:style-name="P23">You can also specify this option in the form of environment variable KETTLE_USER.</text:p>
      <text:p text:style-name="P23"/>
      <text:list text:style-name="L3" text:continue-numbering="true">
        <text:list-item>
          <text:p text:style-name="P21"><text:s/>Set the repository password</text:p>
        </text:list-item>
      </text:list>
      <text:p text:style-name="P23"/>
      <text:p text:style-name="P22">-pass=<text:span text:style-name="T4">Password</text:span></text:p>
      <text:p text:style-name="P23"/>
      <text:p text:style-name="P25">The password to use to connect to the repository</text:p>
      <text:p text:style-name="P23">You can also specify this option in the form of environment variable KETTLE_PASSWORD.</text:p>
      <text:p text:style-name="P23"/>
      <text:list text:style-name="L3" text:continue-numbering="true">
        <text:list-item>
          <text:p text:style-name="P21"><text:s/>Select the repository transformation to run</text:p>
        </text:list-item>
      </text:list>
      <text:p text:style-name="P23"/>
      <text:p text:style-name="P22">-trans=<text:span text:style-name="T4">Transformation Name</text:span></text:p>
      <text:p text:style-name="P23"/>
      <text:p text:style-name="P25">Use this option to select the transformation to run from the repository</text:p>
      <text:p text:style-name="P23"/>
      <text:list text:style-name="L3" text:continue-numbering="true">
        <text:list-item>
          <text:p text:style-name="P21"><text:s/>List the directories in the repository </text:p>
        </text:list-item>
      </text:list>
      <text:p text:style-name="P23"/>
      <text:p text:style-name="P22">-listdir=<text:span text:style-name="T4">Y</text:span></text:p>
      <text:p text:style-name="P23"/>
      <text:p text:style-name="P25">Print a listing of all the sub-directories in the repository directory specified with the option “-dir”.</text:p>
      <text:p text:style-name="P23"/>
      <text:list text:style-name="L3" text:continue-numbering="true">
        <text:list-item>
          <text:p text:style-name="P21"><text:s/>Set the repository directory</text:p>
        </text:list-item>
      </text:list>
      <text:p text:style-name="P23"/>
      <text:p text:style-name="P22">-dir=<text:span text:style-name="T4">directory</text:span></text:p>
      <text:p text:style-name="P23"/>
      <text:p text:style-name="P25">Specifies the directory in the repository to use. <text:s/>Repository directories are specified like this:</text:p>
      <text:p text:style-name="P25">The root directory: <text:tab/><text:tab/>/</text:p>
      <text:p text:style-name="P25">A subdirectory:<text:tab/><text:tab/>/production/Dimensions/</text:p>
      <text:p text:style-name="P25">From version 2.2.2 on, a / (slash) is used to separate directories on all platforms.</text:p>
      <text:p text:style-name="P25"/>
      <text:list text:style-name="L3" text:continue-numbering="true">
        <text:list-item>
          <text:p text:style-name="P21"><text:s/>List the repository transformations</text:p>
        </text:list-item>
      </text:list>
      <text:p text:style-name="P23"/>
      <text:p text:style-name="P22">-listtrans=<text:span text:style-name="T4">Y</text:span></text:p>
      <text:p text:style-name="P23"/>
      <text:p text:style-name="P25">Show a list of all the transformations in the repository directory specified with the option “-dir”.</text:p>
      <text:p text:style-name="P23"/>
      <text:list text:style-name="L3" text:continue-numbering="true">
        <text:list-item>
          <text:p text:style-name="P21"><text:s/>List the available repositories</text:p>
        </text:list-item>
      </text:list>
      <text:p text:style-name="P23"/>
      <text:p text:style-name="P22">-listrep=<text:span text:style-name="T4">Y</text:span></text:p>
      <text:p text:style-name="P23"/>
      <text:p text:style-name="P25">Print a listing of all the defined repositories.</text:p>
      <text:p text:style-name="P23"/>
      <text:list text:style-name="L3" text:continue-numbering="true">
        <text:list-item>
          <text:p text:style-name="P21"><text:s/>Export the complete repository</text:p>
        </text:list-item>
      </text:list>
      <text:p text:style-name="P23"/>
      <text:p text:style-name="P22">-exprep=<text:span text:style-name="T4">filename.xml</text:span></text:p>
      <text:p text:style-name="P27"/>
      <text:p text:style-name="P27">This options exports the complete repository to a single XML file.</text:p>
      <text:p text:style-name="P27">To restore this file to a repository, please use the Repository Explorer in Spoon or Chef.</text:p>
      <text:p text:style-name="P27">See the documentation of Spoon or Chef for more information.</text:p>
      <text:p text:style-name="P27"/>
      <text:list text:style-name="L3" text:continue-numbering="true">
        <text:list-item>
          <text:p text:style-name="P21"><text:s/>Don't log in to the repository</text:p>
        </text:list-item>
      </text:list>
      <text:p text:style-name="P23"/>
      <text:p text:style-name="P22">-norep=<text:span text:style-name="T4">Y</text:span></text:p>
      <text:p text:style-name="P27"/>
      <text:p text:style-name="P27">If you have set environment variables KETTLE_REPOSITORY, KETTLE_USER, KETTLE_PASSWORD, you can prevent Pan from logging into the repository. For example if you want to launch a transformation from an XML file.</text:p>
      <text:p text:style-name="P27"/>
      <text:p text:style-name="P28"/>
      <text:h text:style-name="P29" text:outline-level="2"><text:s/>Path</text:h>
      <text:p text:style-name="P23">Please make sure that you are positioned in the Kettle directory before running the samples below. <text:s/>If you put these scripts into a batch file or shell script, simply do a change directory to the installation directory:</text:p>
      <text:p text:style-name="P23"/>
      <text:p text:style-name="P23">If Kettle was installed on windows on the D:\ drive</text:p>
      <text:p text:style-name="P23"/>
      <text:p text:style-name="P22"/>
      <text:p text:style-name="P22">D:</text:p>
      <text:p text:style-name="P22">cd \Kettle</text:p>
      <text:p text:style-name="P22"/>
      <text:p text:style-name="P23"/>
      <text:p text:style-name="P23">If Kettle was installed in the /product directory on a Unix system:</text:p>
      <text:p text:style-name="P23"/>
      <text:p text:style-name="P22"/>
      <text:p text:style-name="P22">cd /product/Kettle/</text:p>
      <text:p text:style-name="P22"/>
      <text:p text:style-name="P23"/>
      <text:h text:style-name="P29" text:outline-level="2"><text:s/>Run a transformation from file</text:h>
      <text:p text:style-name="P23">This example runs a transformation from file on a windows platform:</text:p>
      <text:p text:style-name="P23"/>
      <text:p text:style-name="P22"/>
      <text:p text:style-name="P22">pan.bat /file:”D:\Transformations\Customer Dimension.ktr” /level:Basic</text:p>
      <text:p text:style-name="P22"/>
      <text:p text:style-name="P23"/>
      <text:p text:style-name="P23">This example runs a transformation from file on a Linux box:</text:p>
      <text:p text:style-name="P23"/>
      <text:p text:style-name="P22"/>
      <text:p text:style-name="P22">pan.sh –file=“/PRD/Customer Dimension.ktr” –level=Minimal</text:p>
      <text:p text:style-name="P22"/>
      <text:p text:style-name="P30"/>
      <text:h text:style-name="P29" text:outline-level="2"><text:s/>Run a transformation from Repository</text:h>
      <text:p text:style-name="P23">This example runs a transformation from the repository on a windows platform:</text:p>
      <text:p text:style-name="P23">(Enter on a single line without returns…)</text:p>
      <text:p text:style-name="P23"/>
      <text:p text:style-name="P22"/>
      <text:p text:style-name="P22">pan.bat /rep:“Production Repository” </text:p>
      <text:p text:style-name="P22"><text:s text:c="8"/>/trans:”update Customer Dimension”</text:p>
      <text:p text:style-name="P22"><text:tab/> <text:s/>/dir:/Dimensions/</text:p>
      <text:p text:style-name="P22"><text:s text:c="8"/>/user:matt</text:p>
      <text:p text:style-name="P22"><text:s text:c="8"/>/pass:somepassword123</text:p>
      <text:p text:style-name="P22"><text:s text:c="8"/>/level:Basic</text:p>
      <text:p text:style-name="P22"/>
      <text:p text:style-name="P23"/>
      <text:h text:style-name="P29" text:outline-level="2"><text:s/>Redirecting output</text:h>
      <text:p text:style-name="P23">If you don’t want the output of the file to appear on the screen but rather be put into a log file, you can use redirection.</text:p>
      <text:p text:style-name="P23"/>
      <text:p text:style-name="P23">This example adds the Pan output to an ever-growing log file:</text:p>
      <text:p text:style-name="P23"/>
      <text:p text:style-name="P22"/>
      <text:p text:style-name="P22">pan.sh –file=“/PRD/trans.ktr” –level=Minimal &gt;&gt; /LOG/trans.log</text:p>
      <text:p text:style-name="P22"/>
      <text:p text:style-name="P23"/>
      <text:p text:style-name="P23">This example writes the Pan output to a file that gets overwritten every time:</text:p>
      <text:p text:style-name="P23"/>
      <text:p text:style-name="P22"/>
      <text:p text:style-name="P22">pan.bat /file:C:\PRD\trans.ktr /level:Basic &gt; C:\LOG\trans.log</text:p>
      <text:p text:style-name="P22"/>
      <text:p text:style-name="P23"/>
      <text:p text:style-name="P23"/>
      <text:p text:style-name="P23"/>
      <text:h text:style-name="P31" text:outline-level="1"><text:s/>Scheduling</text:h>
      <text:h text:style-name="P29" text:outline-level="2"><text:s/>Schedule a transformation on windows</text:h>
      <text:p text:style-name="P23">The best way to go at it is to test the command first at the dos prompt.</text:p>
      <text:p text:style-name="P23">Then you can use the windows scheduler to launch this command.</text:p>
      <text:p text:style-name="P23">Windows versions since Windows 2000 have a GUI for doing this accessible through the control panel. <text:s/>However it’s also possible to use the command line to do this:</text:p>
      <text:p text:style-name="P23"/>
      <text:p text:style-name="P22"/>
      <text:p text:style-name="P22">at 23:30 /every:Monday,Wednesday,Friday "D:\update_dimensions.bat"</text:p>
      <text:p text:style-name="P22"/>
      <text:p text:style-name="P23"/>
      <text:p text:style-name="P23">To see a list of the scheduled commands simply type:</text:p>
      <text:p text:style-name="P23"/>
      <text:p text:style-name="P22"/>
      <text:p text:style-name="P22">at</text:p>
      <text:p text:style-name="P22"/>
      <text:p text:style-name="P23"/>
      <text:h text:style-name="P29" text:outline-level="2"><text:s/>Schedule a transformation on Unix</text:h>
      <text:p text:style-name="P23">First create a shell script that runs all the transformations you need. <text:s/>Then you can schedule this script to run.</text:p>
      <text:p text:style-name="P23">On Unix like systems the easiest way to schedule a command is by using the “cron table”. <text:s/>You can do this by entering the following command:</text:p>
      <text:p text:style-name="P23"/>
      <text:p text:style-name="P22"/>
      <text:p text:style-name="P22">crontab –e</text:p>
      <text:p text:style-name="P22"/>
      <text:p text:style-name="P23"/>
      <text:p text:style-name="P23">Then you can enter the time at which the command needs to be run as well as the command on a single line in the text file that is presented.</text:p>
      <text:p text:style-name="P23">The first options are:</text:p>
      <text:p text:style-name="P25"/>
      <text:list text:style-name="WW8Num28">
        <text:list-item>
          <text:p text:style-name="P32">Minute:<text:tab/><text:tab/>The minute of the hour, 0-59</text:p>
        </text:list-item>
        <text:list-item>
          <text:p text:style-name="P32">Hour:<text:tab/><text:tab/>The hour of the day, 0-23</text:p>
        </text:list-item>
        <text:list-item>
          <text:p text:style-name="P32">Month day:<text:tab/>The day of the month, 1-31</text:p>
        </text:list-item>
        <text:list-item>
          <text:p text:style-name="P32">Month:<text:tab/><text:tab/>The month of the year, 1-12</text:p>
        </text:list-item>
        <text:list-item>
          <text:p text:style-name="P32">Weekday:<text:tab/><text:tab/>The day of the week, 0-6, 0=Sunday</text:p>
        </text:list-item>
      </text:list>
      <text:p text:style-name="P23"/>
      <text:p text:style-name="P23">You can specify more then 1 number for each of these values by separating 2 number with a hyphen (-). <text:s/>This means an inclusive number range. <text:s/>If you separate the number by commas (,), it means distinct values. <text:s/>If you use * instead of a number, it means: every possible hour, minute, day, month or weekday. <text:s/></text:p>
      <text:p text:style-name="P23"/>
      <text:p text:style-name="P23">So, if you want to update the dimensions every hour, at 15 and 45 minutes past the hour during the weekdays, you might enter these lines in a crontab:</text:p>
      <text:p text:style-name="P23"/>
      <text:p text:style-name="P22">#</text:p>
      <text:p text:style-name="P22"># Launches the update of the dimensions in the warehouse</text:p>
      <text:p text:style-name="P22">#</text:p>
      <text:p text:style-name="P22">15,45 * * * 1-5 /PROD/update_dimensions.sh</text:p>
      <text:p text:style-name="P22">#</text:p>
      <text:p text:style-name="P23"/>
      <text:p text:style-name="P23"/>
      <text:p text:style-name="P23"/>
      <text:p text:style-name="P23"/>
      <text:p text:style-name="P23"/>
      <text:h text:style-name="P33" text:outline-level="1"><text:s/>License</text:h>
      <text:h text:style-name="P29" text:outline-level="2"><text:s/>Short version</text:h>
      <text:p text:style-name="P20">Starting with version 2.2.0 Kettle is released into the public domain under the LGPL license.</text:p>
      <text:p text:style-name="P20">Please refer to the complete text of this license in the next paragraph.</text:p>
      <text:p text:style-name="P20"/>
      <text:p text:style-name="P34">Copyright (C) 2006 <text:s/>Pentaho Corporation<text:line-break/><text:line-break/> <text:s text:c="3"/>Kettle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Kettle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e Kettle distribution; if not, write to the Free Software<text:line-break/> <text:s text:c="3"/>Foundation, Inc., 51 Franklin St, Fifth Floor, Boston, MA <text:s/>02110-1301 <text:s/>USA</text:p>
      <text:h text:style-name="P29" text:outline-level="2"><text:s/>Complete text</text:h>
      <text:p text:style-name="P27"/>
      <text:p text:style-name="Standard"><text:tab/><text:tab/> <text:s/><text:span text:style-name="T5">GNU LESSER GENERAL PUBLIC LICENSE<text:line-break/><text:tab/><text:tab/> <text:s text:c="6"/>Version 2.1, February 1999<text:line-break/><text:line-break/> Copyright (C) 1991, 1999 Free Software Foundation, Inc.<text:line-break/> <text:s text:c="4"/>51 Franklin St, Fifth Floor, Boston, MA <text:s/>02110-1301 <text:s/>USA<text:line-break/> Everyone is permitted to copy and distribute verbatim copies<text:line-break/> of this license document, but changing it is not allowed.<text:line-break/><text:line-break/>[This is the first released version of the Lesser GPL. <text:s/>It also counts<text:line-break/> as the successor of the GNU Library Public License, version 2, hence<text:line-break/> the version number 2.1.]<text:line-break/><text:line-break/><text:tab/><text:tab/><text:tab/> <text:s text:c="3"/>Preamble<text:line-break/><text:line-break/> <text:s/>The licenses for most software are designed to take away your<text:line-break/>freedom to share and change it. <text:s/>By contrast, the GNU General Public<text:line-break/>Licenses are intended to guarantee your freedom to share and change<text:line-break/>free software--to make sure the software is free for all its users.<text:line-break/><text:line-break/> <text:s/>This license, the Lesser General Public License, applies to some<text:line-break/>specially designated software packages--typically libraries--of the<text:line-break/>Free Software Foundation and other authors who decide to use it. <text:s/>You<text:line-break/>can use it too, but we suggest you first think carefully about whether<text:line-break/>this license or the ordinary General Public License is the better<text:line-break/>strategy to use in any particular case, based on the explanations below.<text:line-break/><text:line-break/> <text:s/>When we speak of free software, we are referring to freedom of use,<text:line-break/>not price. <text:s/>Our General Public Licenses are designed to make sure that<text:line-break/>you have the freedom to distribute copies of free software (and charge<text:line-break/>for this service if you wish); that you receive source code or can get<text:line-break/>it if you want it; that you can change the software and use pieces of<text:line-break/>it in new free programs; and that you are informed that you can do<text:line-break/>these things.<text:line-break/><text:line-break/> <text:s/>To protect your rights, we need to make restrictions that forbid<text:line-break/>distributors to deny you these rights or to ask you to surrender these<text:line-break/>rights. <text:s/>These restrictions translate to certain responsibilities for<text:line-break/>you if you distribute copies of the library or if you modify it.<text:line-break/><text:line-break/> <text:s/>For example, if you distribute copies of the library, whether gratis<text:line-break/>or for a fee, you must give the recipients all the rights that we gave<text:line-break/>you. <text:s/>You must make sure that they, too, receive or can get the source<text:line-break/>code. <text:s/>If you link other code with the library, you must provide<text:line-break/>complete object files to the recipients, so that they can relink them<text:line-break/>with the library after making changes to the library and recompiling<text:line-break/>it. <text:s/>And you must show them these terms so they know their rights.<text:line-break/><text:line-break/> <text:s/>We protect your rights with a two-step method: (1) we copyright the<text:line-break/>library, and (2) we offer you this license, which gives you legal<text:line-break/>permission to copy, distribute and/or modify the library.<text:line-break/><text:line-break/> <text:s/>To protect each distributor, we want to make it very clear that<text:line-break/>there is no warranty for the free library. <text:s/>Also, if the library is<text:line-break/>modified by someone else and passed on, the recipients should know<text:line-break/>that what they have is not the original version, so that the original<text:line-break/>author's reputation will not be affected by problems that might be<text:line-break/>introduced by others.<text:line-break/><text:line-break/> <text:s/>Finally, software patents pose a constant threat to the existence of<text:line-break/>any free program. <text:s/>We wish to make sure that a company cannot<text:line-break/>effectively restrict the users of a free program by obtaining a<text:line-break/>restrictive license from a patent holder. <text:s/>Therefore, we insist that<text:line-break/>any patent license obtained for a version of the library must be<text:line-break/>consistent with the full freedom of use specified in this license.<text:line-break/><text:line-break/> <text:s/>Most GNU software, including some libraries, is covered by the<text:line-break/>ordinary GNU General Public License. <text:s/>This license, the GNU Lesser<text:line-break/>General Public License, applies to certain designated libraries, and<text:line-break/>is quite different from the ordinary General Public License. <text:s/>We use<text:line-break/>this license for certain libraries in order to permit linking those<text:line-break/>libraries into non-free programs.<text:line-break/><text:line-break/> <text:s/>When a program is linked with a library, whether statically or using<text:line-break/>a shared library, the combination of the two is legally speaking a<text:line-break/>combined work, a derivative of the original library. <text:s/>The ordinary<text:line-break/>General Public License therefore permits such linking only if the<text:line-break/>entire combination fits its criteria of freedom. <text:s/>The Lesser General<text:line-break/>Public License permits more lax criteria for linking other code with<text:line-break/>the library.<text:line-break/><text:line-break/> <text:s/>We call this license the "Lesser" General Public License because it<text:line-break/>does Less to protect the user's freedom than the ordinary General<text:line-break/>Public License. <text:s/>It also provides other free software developers Less<text:line-break/>of an advantage over competing non-free programs. <text:s/>These disadvantages<text:line-break/>are the reason we use the ordinary General Public License for many<text:line-break/>libraries. <text:s/>However, the Lesser license provides advantages in certain<text:line-break/>special circumstances.<text:line-break/><text:line-break/> <text:s/>For example, on rare occasions, there may be a special need to<text:line-break/>encourage the widest possible use of a certain library, so that it becomes<text:line-break/>a de-facto standard. <text:s/>To achieve this, non-free programs must be<text:line-break/>allowed to use the library. <text:s/>A more frequent case is that a free<text:line-break/>library does the same job as widely used non-free libraries. <text:s/>In this<text:line-break/>case, there is little to gain by limiting the free library to free<text:line-break/>software only, so we use the Lesser General Public License.<text:line-break/><text:line-break/> <text:s/>In other cases, permission to use a particular library in non-free<text:line-break/>programs enables a greater number of people to use a large body of<text:line-break/>free software. <text:s/>For example, permission to use the GNU C Library in<text:line-break/>non-free programs enables many more people to use the whole GNU<text:line-break/>operating system, as well as its variant, the GNU/Linux operating<text:line-break/>system.<text:line-break/><text:line-break/> <text:s/>Although the Lesser General Public License is Less protective of the<text:line-break/>users' freedom, it does ensure that the user of a program that is<text:line-break/>linked with the Library has the freedom and the wherewithal to run<text:line-break/>that program using a modified version of the Library.<text:line-break/><text:line-break/> <text:s/>The precise terms and conditions for copying, distribution and<text:line-break/>modification follow. <text:s/>Pay close attention to the difference between a<text:line-break/>"work based on the library" and a "work that uses the library". <text:s/>The<text:line-break/>former contains code derived from the library, whereas the latter must<text:line-break/>be combined with the library in order to run.<text:line-break/><text:line-break/><text:tab/><text:tab/> <text:s/>GNU LESSER GENERAL PUBLIC LICENSE<text:line-break/> <text:s text:c="2"/>TERMS AND CONDITIONS FOR COPYING, DISTRIBUTION AND MODIFICATION<text:line-break/><text:line-break/> <text:s/>0. This License Agreement applies to any software library or other<text:line-break/>program which contains a notice placed by the copyright holder or<text:line-break/>other authorized party saying it may be distributed under the terms of<text:line-break/>this Lesser General Public License (also called "this License").<text:line-break/>Each licensee is addressed as "you".<text:line-break/><text:line-break/> <text:s/>A "library" means a collection of software functions and/or data<text:line-break/>prepared so as to be conveniently linked with application programs<text:line-break/>(which use some of those functions and data) to form executables.<text:line-break/><text:line-break/> <text:s/>The "Library", below, refers to any such software library or work<text:line-break/>which has been distributed under these terms. <text:s/>A "work based on the<text:line-break/>Library" means either the Library or any derivative work under<text:line-break/>copyright law: that is to say, a work containing the Library or a<text:line-break/>portion of it, either verbatim or with modifications and/or translated<text:line-break/>straightforwardly into another language. <text:s/>(Hereinafter, translation is<text:line-break/>included without limitation in the term "modification".)<text:line-break/><text:line-break/> <text:s/>"Source code" for a work means the preferred form of the work for<text:line-break/>making modifications to it. <text:s/>For a library, complete source code means<text:line-break/>all the source code for all modules it contains, plus any associated<text:line-break/>interface definition files, plus the scripts used to control compilation<text:line-break/>and installation of the library.<text:line-break/><text:line-break/> <text:s/>Activities other than copying, distribution and modification are not<text:line-break/>covered by this License; they are outside its scope. <text:s/>The act of<text:line-break/>running a program using the Library is not restricted, and output from<text:line-break/>such a program is covered only if its contents constitute a work based<text:line-break/>on the Library (independent of the use of the Library in a tool for<text:line-break/>writing it). <text:s/>Whether that is true depends on what the Library does<text:line-break/>and what the program that uses the Library does.<text:line-break/> <text:s/><text:line-break/> <text:s/>1. You may copy and distribute verbatim copies of the Library's<text:line-break/>complete source code as you receive it, in any medium, provided that<text:line-break/>you conspicuously and appropriately publish on each copy an<text:line-break/>appropriate copyright notice and disclaimer of warranty; keep intact<text:line-break/>all the notices that refer to this License and to the absence of any<text:line-break/>warranty; and distribute a copy of this License along with the<text:line-break/>Library.<text:line-break/><text:line-break/> <text:s/>You may charge a fee for the physical act of transferring a copy,<text:line-break/>and you may at your option offer warranty protection in exchange for a<text:line-break/>fee.<text:line-break/><text:line-break/> <text:s/>2. You may modify your copy or copies of the Library or any portion<text:line-break/>of it, thus forming a work based on the Library, and copy and<text:line-break/>distribute such modifications or work under the terms of Section 1<text:line-break/>above, provided that you also meet all of these conditions:<text:line-break/><text:line-break/> <text:s text:c="3"/>a) The modified work must itself be a software library.<text:line-break/><text:line-break/> <text:s text:c="3"/>b) You must cause the files modified to carry prominent notices<text:line-break/> <text:s text:c="3"/>stating that you changed the files and the date of any change.<text:line-break/><text:line-break/> <text:s text:c="3"/>c) You must cause the whole of the work to be licensed at no<text:line-break/> <text:s text:c="3"/>charge to all third parties under the terms of this License.<text:line-break/><text:line-break/> <text:s text:c="3"/>d) If a facility in the modified Library refers to a function or a<text:line-break/> <text:s text:c="3"/>table of data to be supplied by an application program that uses<text:line-break/> <text:s text:c="3"/>the facility, other than as an argument passed when the facility<text:line-break/> <text:s text:c="3"/>is invoked, then you must make a good faith effort to ensure that,<text:line-break/> <text:s text:c="3"/>in the event an application does not supply such function or<text:line-break/> <text:s text:c="3"/>table, the facility still operates, and performs whatever part of<text:line-break/> <text:s text:c="3"/>its purpose remains meaningful.<text:line-break/><text:line-break/> <text:s text:c="3"/>(For example, a function in a library to compute square roots has<text:line-break/> <text:s text:c="3"/>a purpose that is entirely well-defined independent of the<text:line-break/> <text:s text:c="3"/>application. <text:s/>Therefore, Subsection 2d requires that any<text:line-break/> <text:s text:c="3"/>application-supplied function or table used by this function must<text:line-break/> <text:s text:c="3"/>be optional: if the application does not supply it, the square<text:line-break/> <text:s text:c="3"/>root function must still compute square roots.)<text:line-break/><text:line-break/>These requirements apply to the modified work as a whole. <text:s/>If<text:line-break/>identifiable sections of that work are not derived from the Library,<text:line-break/>and can be reasonably considered independent and separate works in<text:line-break/>themselves, then this License, and its terms, do not apply to those<text:line-break/>sections when you distribute them as separate works. <text:s/>But when you<text:line-break/>distribute the same sections as part of a whole which is a work based<text:line-break/>on the Library, the distribution of the whole must be on the terms of<text:line-break/>this License, whose permissions for other licensees extend to the<text:line-break/>entire whole, and thus to each and every part regardless of who wrote<text:line-break/>it.<text:line-break/><text:line-break/>Thus, it is not the intent of this section to claim rights or contest<text:line-break/>your rights to work written entirely by you; rather, the intent is to<text:line-break/>exercise the right to control the distribution of derivative or<text:line-break/>collective works based on the Library.<text:line-break/><text:line-break/>In addition, mere aggregation of another work not based on the Library<text:line-break/>with the Library (or with a work based on the Library) on a volume of<text:line-break/>a storage or distribution medium does not bring the other work under<text:line-break/>the scope of this License.<text:line-break/><text:line-break/> <text:s/>3. You may opt to apply the terms of the ordinary GNU General Public<text:line-break/>License instead of this License to a given copy of the Library. <text:s/>To do<text:line-break/>this, you must alter all the notices that refer to this License, so<text:line-break/>that they refer to the ordinary GNU General Public License, version 2,<text:line-break/>instead of to this License. <text:s/>(If a newer version than version 2 of the<text:line-break/>ordinary GNU General Public License has appeared, then you can specify<text:line-break/>that version instead if you wish.) <text:s/>Do not make any other change in<text:line-break/>these notices.<text:line-break/><text:line-break/> <text:s/>Once this change is made in a given copy, it is irreversible for<text:line-break/>that copy, so the ordinary GNU General Public License applies to all<text:line-break/>subsequent copies and derivative works made from that copy.<text:line-break/><text:line-break/> <text:s/>This option is useful when you wish to copy part of the code of<text:line-break/>the Library into a program that is not a library.<text:line-break/><text:line-break/> <text:s/>4. You may copy and distribute the Library (or a portion or<text:line-break/>derivative of it, under Section 2) in object code or executable form<text:line-break/>under the terms of Sections 1 and 2 above provided that you accompany<text:line-break/>it with the complete corresponding machine-readable source code, which<text:line-break/>must be distributed under the terms of Sections 1 and 2 above on a<text:line-break/>medium customarily used for software interchange.<text:line-break/><text:line-break/> <text:s/>If distribution of object code is made by offering access to copy<text:line-break/>from a designated place, then offering equivalent access to copy the<text:line-break/>source code from the same place satisfies the requirement to<text:line-break/>distribute the source code, even though third parties are not<text:line-break/>compelled to copy the source along with the object code.<text:line-break/><text:line-break/> <text:s/>5. A program that contains no derivative of any portion of the<text:line-break/>Library, but is designed to work with the Library by being compiled or<text:line-break/>linked with it, is called a "work that uses the Library". <text:s/>Such a<text:line-break/>work, in isolation, is not a derivative work of the Library, and<text:line-break/>therefore falls outside the scope of this License.<text:line-break/><text:line-break/> <text:s/>However, linking a "work that uses the Library" with the Library<text:line-break/>creates an executable that is a derivative of the Library (because it<text:line-break/>contains portions of the Library), rather than a "work that uses the<text:line-break/>library". <text:s/>The executable is therefore covered by this License.<text:line-break/>Section 6 states terms for distribution of such executables.<text:line-break/><text:line-break/> <text:s/>When a "work that uses the Library" uses material from a header file<text:line-break/>that is part of the Library, the object code for the work may be a<text:line-break/>derivative work of the Library even though the source code is not.<text:line-break/>Whether this is true is especially significant if the work can be<text:line-break/>linked without the Library, or if the work is itself a library. <text:s/>The<text:line-break/>threshold for this to be true is not precisely defined by law.<text:line-break/><text:line-break/> <text:s/>If such an object file uses only numerical parameters, data<text:line-break/>structure layouts and accessors, and small macros and small inline<text:line-break/>functions (ten lines or less in length), then the use of the object<text:line-break/>file is unrestricted, regardless of whether it is legally a derivative<text:line-break/>work. <text:s/>(Executables containing this object code plus portions of the<text:line-break/>Library will still fall under Section 6.)<text:line-break/><text:line-break/> <text:s/>Otherwise, if the work is a derivative of the Library, you may<text:line-break/>distribute the object code for the work under the terms of Section 6.<text:line-break/>Any executables containing that work also fall under Section 6,<text:line-break/>whether or not they are linked directly with the Library itself.<text:line-break/><text:line-break/> <text:s/>6. As an exception to the Sections above, you may also combine or<text:line-break/>link a "work that uses the Library" with the Library to produce a<text:line-break/>work containing portions of the Library, and distribute that work<text:line-break/>under terms of your choice, provided that the terms permit<text:line-break/>modification of the work for the customer's own use and reverse<text:line-break/>engineering for debugging such modifications.<text:line-break/><text:line-break/> <text:s/>You must give prominent notice with each copy of the work that the<text:line-break/>Library is used in it and that the Library and its use are covered by<text:line-break/>this License. <text:s/>You must supply a copy of this License. <text:s/>If the work<text:line-break/>during execution displays copyright notices, you must include the<text:line-break/>copyright notice for the Library among them, as well as a reference<text:line-break/>directing the user to the copy of this License. <text:s/>Also, you must do one<text:line-break/>of these things:<text:line-break/><text:line-break/> <text:s text:c="3"/>a) Accompany the work with the complete corresponding<text:line-break/> <text:s text:c="3"/>machine-readable source code for the Library including whatever<text:line-break/> <text:s text:c="3"/>changes were used in the work (which must be distributed under<text:line-break/> <text:s text:c="3"/>Sections 1 and 2 above); and, if the work is an executable linked<text:line-break/> <text:s text:c="3"/>with the Library, with the complete machine-readable "work that<text:line-break/> <text:s text:c="3"/>uses the Library", as object code and/or source code, so that the<text:line-break/> <text:s text:c="3"/>user can modify the Library and then relink to produce a modified<text:line-break/> <text:s text:c="3"/>executable containing the modified Library. <text:s/>(It is understood<text:line-break/> <text:s text:c="3"/>that the user who changes the contents of definitions files in the<text:line-break/> <text:s text:c="3"/>Library will not necessarily be able to recompile the application<text:line-break/> <text:s text:c="3"/>to use the modified definitions.)<text:line-break/><text:line-break/> <text:s text:c="3"/>b) Use a suitable shared library mechanism for linking with the<text:line-break/> <text:s text:c="3"/>Library. <text:s/>A suitable mechanism is one that (1) uses at run time a<text:line-break/> <text:s text:c="3"/>copy of the library already present on the user's computer system,<text:line-break/> <text:s text:c="3"/>rather than copying library functions into the executable, and (2)<text:line-break/> <text:s text:c="3"/>will operate properly with a modified version of the library, if<text:line-break/> <text:s text:c="3"/>the user installs one, as long as the modified version is<text:line-break/> <text:s text:c="3"/>interface-compatible with the version that the work was made with.<text:line-break/><text:line-break/> <text:s text:c="3"/>c) Accompany the work with a written offer, valid for at<text:line-break/> <text:s text:c="3"/>least three years, to give the same user the materials<text:line-break/> <text:s text:c="3"/>specified in Subsection 6a, above, for a charge no more<text:line-break/> <text:s text:c="3"/>than the cost of performing this distribution.<text:line-break/><text:line-break/> <text:s text:c="3"/>d) If distribution of the work is made by offering access to copy<text:line-break/> <text:s text:c="3"/>from a designated place, offer equivalent access to copy the above<text:line-break/> <text:s text:c="3"/>specified materials from the same place.<text:line-break/><text:line-break/> <text:s text:c="3"/>e) Verify that the user has already received a copy of these<text:line-break/> <text:s text:c="3"/>materials or that you have already sent this user a copy.<text:line-break/><text:line-break/> <text:s/>For an executable, the required form of the "work that uses the<text:line-break/>Library" must include any data and utility programs needed for<text:line-break/>reproducing the executable from it. <text:s/>However, as a special exception,<text:line-break/>the materials to be distributed need not include anything that is<text:line-break/>normally distributed (in either source or binary form) with the major<text:line-break/>components (compiler, kernel, and so on) of the operating system on<text:line-break/>which the executable runs, unless that component itself accompanies<text:line-break/>the executable.<text:line-break/><text:line-break/> <text:s/>It may happen that this requirement contradicts the license<text:line-break/>restrictions of other proprietary libraries that do not normally<text:line-break/>accompany the operating system. <text:s/>Such a contradiction means you cannot<text:line-break/>use both them and the Library together in an executable that you<text:line-break/>distribute.<text:line-break/><text:line-break/> <text:s/>7. You may place library facilities that are a work based on the<text:line-break/>Library side-by-side in a single library together with other library<text:line-break/>facilities not covered by this License, and distribute such a combined<text:line-break/>library, provided that the separate distribution of the work based on<text:line-break/>the Library and of the other library facilities is otherwise<text:line-break/>permitted, and provided that you do these two things:<text:line-break/><text:line-break/> <text:s text:c="3"/>a) Accompany the combined library with a copy of the same work<text:line-break/> <text:s text:c="3"/>based on the Library, uncombined with any other library<text:line-break/> <text:s text:c="3"/>facilities. <text:s/>This must be distributed under the terms of the<text:line-break/> <text:s text:c="3"/>Sections above.<text:line-break/><text:line-break/> <text:s text:c="3"/>b) Give prominent notice with the combined library of the fact<text:line-break/> <text:s text:c="3"/>that part of it is a work based on the Library, and explaining<text:line-break/> <text:s text:c="3"/>where to find the accompanying uncombined form of the same work.<text:line-break/><text:line-break/> <text:s/>8. You may not copy, modify, sublicense, link with, or distribute<text:line-break/>the Library except as expressly provided under this License. <text:s/>Any<text:line-break/>attempt otherwise to copy, modify, sublicense, link with, or<text:line-break/>distribute the Library is void, and will automatically terminate your<text:line-break/>rights under this License. <text:s/>However, parties who have received copies,<text:line-break/>or rights, from you under this License will not have their licenses<text:line-break/>terminated so long as such parties remain in full compliance.<text:line-break/><text:line-break/> <text:s/>9. You are not required to accept this License, since you have not<text:line-break/>signed it. <text:s/>However, nothing else grants you permission to modify or<text:line-break/>distribute the Library or its derivative works. <text:s/>These actions are<text:line-break/>prohibited by law if you do not accept this License. <text:s/>Therefore, by<text:line-break/>modifying or distributing the Library (or any work based on the<text:line-break/>Library), you indicate your acceptance of this License to do so, and<text:line-break/>all its terms and conditions for copying, distributing or modifying<text:line-break/>the Library or works based on it.<text:line-break/><text:line-break/> <text:s/>10. Each time you redistribute the Library (or any work based on the<text:line-break/>Library), the recipient automatically receives a license from the<text:line-break/>original licensor to copy, distribute, link with or modify the Library<text:line-break/>subject to these terms and conditions. <text:s/>You may not impose any further<text:line-break/>restrictions on the recipients' exercise of the rights granted herein.<text:line-break/>You are not responsible for enforcing compliance by third parties with<text:line-break/>this License.<text:line-break/><text:line-break/> <text:s/>11. If, as a consequence of a court judgment or allegation of patent<text:line-break/>infringement or for any other reason (not limited to patent issues),<text:line-break/>conditions are imposed on you (whether by court order, agreement or<text:line-break/>otherwise) that contradict the conditions of this License, they do not<text:line-break/>excuse you from the conditions of this License. <text:s/>If you cannot<text:line-break/>distribute so as to satisfy simultaneously your obligations under this<text:line-break/>License and any other pertinent obligations, then as a consequence you<text:line-break/>may not distribute the Library at all. <text:s/>For example, if a patent<text:line-break/>license would not permit royalty-free redistribution of the Library by<text:line-break/>all those who receive copies directly or indirectly through you, then<text:line-break/>the only way you could satisfy both it and this License would be to<text:line-break/>refrain entirely from distribution of the Library.<text:line-break/><text:line-break/>If any portion of this section is held invalid or unenforceable under any<text:line-break/>particular circumstance, the balance of the section is intended to apply,<text:line-break/>and the section as a whole is intended to apply in other circumstances.<text:line-break/><text:line-break/>It is not the purpose of this section to induce you to infringe any<text:line-break/>patents or other property right claims or to contest validity of any<text:line-break/>such claims; this section has the sole purpose of protecting the<text:line-break/>integrity of the free software distribution system which is<text:line-break/>implemented by public license practices. <text:s/>Many people have made<text:line-break/>generous contributions to the wide range of software distributed<text:line-break/>through that system in reliance on consistent application of that<text:line-break/>system; it is up to the author/donor to decide if he or she is willing<text:line-break/>to distribute software through any other system and a licensee cannot<text:line-break/>impose that choice.<text:line-break/><text:line-break/>This section is intended to make thoroughly clear what is believed to<text:line-break/>be a consequence of the rest of this License.<text:line-break/><text:line-break/> <text:s/>12. If the distribution and/or use of the Library is restricted in<text:line-break/>certain countries either by patents or by copyrighted interfaces, the<text:line-break/>original copyright holder who places the Library under this License may add<text:line-break/>an explicit geographical distribution limitation excluding those countries,<text:line-break/>so that distribution is permitted only in or among countries not thus<text:line-break/>excluded. <text:s/>In such case, this License incorporates the limitation as if<text:line-break/>written in the body of this License.<text:line-break/><text:line-break/> <text:s/>13. The Free Software Foundation may publish revised and/or new<text:line-break/>versions of the Lesser General Public License from time to time.<text:line-break/>Such new versions will be similar in spirit to the present version,<text:line-break/>but may differ in detail to address new problems or concerns.<text:line-break/><text:line-break/>Each version is given a distinguishing version number. <text:s/>If the Library<text:line-break/>specifies a version number of this License which applies to it and<text:line-break/>"any later version", you have the option of following the terms and<text:line-break/>conditions either of that version or of any later version published by<text:line-break/>the Free Software Foundation. <text:s/>If the Library does not specify a<text:line-break/>license version number, you may choose any version ever published by<text:line-break/>the Free Software Foundation.<text:line-break/><text:line-break/> <text:s/>14. If you wish to incorporate parts of the Library into other free<text:line-break/>programs whose distribution conditions are incompatible with these,<text:line-break/>write to the author to ask for permission. <text:s/>For software which is<text:line-break/>copyrighted by the Free Software Foundation, write to the Free<text:line-break/>Software Foundation; we sometimes make exceptions for this. <text:s/>Our<text:line-break/>decision will be guided by the two goals of preserving the free status<text:line-break/>of all derivatives of our free software and of promoting the sharing<text:line-break/>and reuse of software generally.<text:line-break/><text:line-break/><text:tab/><text:tab/><text:tab/> <text:s text:c="3"/>NO WARRANTY<text:line-break/><text:line-break/> <text:s/>15. BECAUSE THE LIBRARY IS LICENSED FREE OF CHARGE, THERE IS NO<text:line-break/>WARRANTY FOR THE LIBRARY, TO THE EXTENT PERMITTED BY APPLICABLE LAW.<text:line-break/>EXCEPT WHEN OTHERWISE STATED IN WRITING THE COPYRIGHT HOLDERS AND/OR<text:line-break/>OTHER PARTIES PROVIDE THE LIBRARY "AS IS" WITHOUT WARRANTY OF ANY<text:line-break/>KIND, EITHER EXPRESSED OR IMPLIED, INCLUDING, BUT NOT LIMITED TO, THE<text:line-break/>IMPLIED WARRANTIES OF MERCHANTABILITY AND FITNESS FOR A PARTICULAR<text:line-break/>PURPOSE. <text:s/>THE ENTIRE RISK AS TO THE QUALITY AND PERFORMANCE OF THE<text:line-break/>LIBRARY IS WITH YOU. <text:s/>SHOULD THE LIBRARY PROVE DEFECTIVE, YOU ASSUME<text:line-break/>THE COST OF ALL NECESSARY SERVICING, REPAIR OR CORRECTION.<text:line-break/><text:line-break/> <text:s/>16. IN NO EVENT UNLESS REQUIRED BY APPLICABLE LAW OR AGREED TO IN<text:line-break/>WRITING WILL ANY COPYRIGHT HOLDER, OR ANY OTHER PARTY WHO MAY MODIFY<text:line-break/>AND/OR REDISTRIBUTE THE LIBRARY AS PERMITTED ABOVE, BE LIABLE TO YOU<text:line-break/>FOR DAMAGES, INCLUDING ANY GENERAL, SPECIAL, INCIDENTAL OR<text:line-break/>CONSEQUENTIAL DAMAGES ARISING OUT OF THE USE OR INABILITY TO USE THE<text:line-break/>LIBRARY (INCLUDING BUT NOT LIMITED TO LOSS OF DATA OR DATA BEING<text:line-break/>RENDERED INACCURATE OR LOSSES SUSTAINED BY YOU OR THIRD PARTIES OR A<text:line-break/>FAILURE OF THE LIBRARY TO OPERATE WITH ANY OTHER SOFTWARE), EVEN IF<text:line-break/>SUCH HOLDER OR OTHER PARTY HAS BEEN ADVISED OF THE POSSIBILITY OF SUCH<text:line-break/>DAMAGES.<text:line-break/><text:line-break/><text:tab/><text:tab/> <text:s text:c="4"/>END OF TERMS AND CONDITIONS</text:span></text:p>
      <text:p text:style-name="P27"><text:span text:style-name="T5"><text:line-break/><text:line-break/> <text:s text:c="10"/>How to Apply These Terms to Your New Libraries<text:line-break/><text:line-break/> <text:s/>If you develop a new library, and you want it to be of the greatest<text:line-break/>possible use to the public, we recommend making it free software that<text:line-break/>everyone can redistribute and change. <text:s/>You can do so by permitting<text:line-break/>redistribution under these terms (or, alternatively, under the terms of the<text:line-break/>ordinary General Public License).<text:line-break/><text:line-break/> <text:s/>To apply these terms, attach the following notices to the library. <text:s/>It is<text:line-break/>safest to attach them to the start of each source file to most effectively<text:line-break/>convey the exclusion of warranty; and each file should have at least the<text:line-break/>"copyright" line and a pointer to where the full notice is found.<text:line-break/><text:line-break/> <text:s text:c="3"/>&lt;one line to give the library's name and a brief idea of what it does.&gt;<text:line-break/> <text:s text:c="3"/>Copyright (C) &lt;year&gt; <text:s/>&lt;name of author&gt;<text:line-break/><text:line-break/> <text:s text:c="3"/>This library is free software; you can redistribute it and/or<text:line-break/> <text:s text:c="3"/>modify it under the terms of the GNU Lesser General Public<text:line-break/> <text:s text:c="3"/>License as published by the Free Software Foundation; either<text:line-break/> <text:s text:c="3"/>version 2.1 of the License, or (at your option) any later version.<text:line-break/><text:line-break/> <text:s text:c="3"/>This library is distributed in the hope that it will be useful,<text:line-break/> <text:s text:c="3"/>but WITHOUT ANY WARRANTY; without even the implied warranty of<text:line-break/> <text:s text:c="3"/>MERCHANTABILITY or FITNESS FOR A PARTICULAR PURPOSE. <text:s/>See the GNU<text:line-break/> <text:s text:c="3"/>Lesser General Public License for more details.<text:line-break/><text:line-break/> <text:s text:c="3"/>You should have received a copy of the GNU Lesser General Public<text:line-break/> <text:s text:c="3"/>License along with this library; if not, write to the Free Software<text:line-break/> <text:s text:c="3"/>Foundation, Inc., 51 Franklin St, Fifth Floor, Boston, MA <text:s/>02110-1301 <text:s/>USA<text:line-break/><text:line-break/>Also add information on how to contact you by electronic and paper mail.<text:line-break/><text:line-break/>You should also get your employer (if you work as a programmer) or your<text:line-break/>school, if any, to sign a "copyright disclaimer" for the library, if<text:line-break/>necessary. <text:s/>Here is a sample; alter the names:<text:line-break/><text:line-break/> <text:s/>Yoyodyne, Inc., hereby disclaims all copyright interest in the<text:line-break/> <text:s/>library `Frob' (a library for tweaking knobs) written by James Random Hacker.<text:line-break/><text:line-break/> <text:s/>&lt;signature of Ty Coon&gt;, 1 April 1990<text:line-break/> <text:s/>Ty Coon, President of Vice<text:line-break/><text:line-break/>That's all there is to it!<text:line-break/>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l" fo:country="NL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nl" fo:country="NL" style:font-name-asian="Arial Unicode MS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line-height="120%" fo:orphans="2" fo:widows="2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fo:text-indent="0cm" style:auto-text-indent="false"/>
    </style:style>
    <style:style style:name="Signature" style:family="paragraph" style:parent-style-name="Standard" style:class="text">
      <style:paragraph-properties fo:margin-left="7.5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423cm" fo:margin-bottom="0.212cm" fo:text-indent="0cm" style:auto-text-indent="false" fo:break-before="page" fo:padding-left="0cm" fo:padding-right="0cm" fo:padding-top="0cm" fo:padding-bottom="0.035cm" fo:border-left="none" fo:border-right="none" fo:border-top="none" fo:border-bottom="0.002cm solid #000000" fo:keep-with-next="always"/>
      <style:text-properties fo:text-transform="uppercase" fo:font-size="16pt" fo:language="nl" fo:country="BE" fo:font-weight="bold" style:font-size-asian="16pt" style:font-weight-asian="bold" style:font-weight-complex="bold"/>
    </style:style>
    <style:style style:name="Heading_20_2" style:display-name="Heading 2" style:family="paragraph" style:parent-style-name="Heading_20_1" style:next-style-name="Standard" style:class="text" style:default-outline-level="2">
      <style:paragraph-properties fo:margin-left="0cm" fo:margin-right="0cm" fo:text-indent="0cm" style:auto-text-indent="false" fo:break-before="auto" fo:break-after="auto" fo:padding="0cm" fo:border="none"/>
      <style:text-properties fo:font-variant="normal" fo:text-transform="none" fo:font-size="14pt" style:font-size-asian="14pt" style:font-weight-complex="normal"/>
    </style:style>
    <style:style style:name="Heading_20_3" style:display-name="Heading 3" style:family="paragraph" style:parent-style-name="Heading_20_2" style:next-style-name="Standard" style:class="text">
      <style:paragraph-properties fo:margin-left="0cm" fo:margin-right="0cm" fo:text-indent="0cm" style:auto-text-indent="false">
        <style:tab-stops/>
      </style:paragraph-properties>
      <style:text-properties fo:font-variant="normal" fo:text-transform="none" fo:font-size="12pt" style:font-size-asian="12pt" style:font-weight-complex="bold"/>
    </style:style>
    <style:style style:name="Heading_20_4" style:display-name="Heading 4" style:family="paragraph" style:parent-style-name="Heading_20_3" style:next-style-name="Standard" style:class="text">
      <style:paragraph-properties fo:margin-left="0cm" fo:margin-right="0cm" fo:text-indent="0cm" style:auto-text-indent="false"/>
      <style:text-properties fo:font-style="italic" fo:font-weight="normal" style:font-style-asian="italic" style:font-weight-asian="normal"/>
    </style:style>
    <style:style style:name="Heading_20_5" style:display-name="Heading 5" style:family="paragraph" style:parent-style-name="Heading_20_4" style:next-style-name="Standard" style:class="text">
      <style:paragraph-properties fo:margin-left="0cm" fo:margin-right="0cm" fo:text-indent="0cm" style:auto-text-indent="false"/>
      <style:text-properties style:font-weight-complex="normal"/>
    </style:style>
    <style:style style:name="Heading_20_6" style:display-name="Heading 6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background-color="#c0c0c0" fo:keep-with-next="always">
        <style:background-image/>
      </style:paragraph-properties>
      <style:text-properties fo:language="nl" fo:country="BE" fo:font-weight="bold" style:font-weight-asian="bold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6pt" fo:font-weight="bold" style:font-size-asian="16pt" style:font-weight-asian="bold" style:font-weight-complex="bold"/>
    </style:style>
    <style:style style:name="Heading_20_8" style:display-name="Heading 8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="Times New Roman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cm" fo:margin-right="0cm" fo:margin-top="0.423cm" fo:margin-bottom="0.106cm" fo:text-indent="0cm" style:auto-text-indent="false"/>
      <style:text-properties style:font-name-complex="Arial" style:font-size-complex="11pt"/>
    </style:style>
    <style:style style:name="List" style:family="paragraph" style:parent-style-name="Standard" style:class="list">
      <style:paragraph-properties fo:margin-left="0.499cm" fo:margin-right="0cm" fo:text-indent="-0.499cm" style:auto-text-indent="false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Addressee" style:family="paragraph" style:parent-style-name="Standard" style:class="extra">
      <style:paragraph-properties fo:margin-left="5.08cm" fo:margin-right="0cm" fo:text-indent="0cm" style:auto-text-indent="false"/>
      <style:text-properties fo:font-size="12pt" style:font-size-asian="12pt" style:font-name-complex="Arial"/>
    </style:style>
    <style:style style:name="Sender" style:family="paragraph" style:parent-style-name="Standard" style:class="extra">
      <style:text-properties fo:font-size="10pt" style:font-size-asian="10pt" style:font-name-complex="Arial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Index_20_Heading" style:display-name="Index Heading" style:family="paragraph" style:parent-style-name="Standard" style:next-style-name="Index_20_1" style:class="index">
      <style:text-properties fo:font-weight="bold" style:font-weight-asian="bold" style:font-name-complex="Arial" style:font-weight-complex="bold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388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text-indent="0cm" style:auto-text-indent="false"/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fo:font-size="12pt" style:font-size-asian="12pt" style:font-name-complex="Arial"/>
    </style:style>
    <style:style style:name="ProgrammaCode" style:family="paragraph" style:parent-style-name="Standard">
      <style:paragraph-properties fo:margin-left="0.501cm" fo:margin-right="0.501cm" fo:text-align="justify" style:justify-single-word="false" fo:hyphenation-ladder-count="no-limit" fo:text-indent="0cm" style:auto-text-indent="false" fo:background-color="#ffffbf" fo:padding-left="0.141cm" fo:padding-right="0.141cm" fo:padding-top="0.035cm" fo:padding-bottom="0.035cm" fo:border="0.002cm solid #000000" style:shadow="#000000 0.002cm 0.002cm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</style:tab-stops>
        <style:background-image/>
      </style:paragraph-properties>
      <style:text-properties style:font-name="Courier New" fo:font-size="9pt" style:font-size-asian="9pt" fo:hyphenate="false" fo:hyphenation-remain-char-count="2" fo:hyphenation-push-char-count="2"/>
    </style:style>
    <style:style style:name="WW-Tekst_20_opmerking" style:display-name="WW-Tekst opmerking" style:family="paragraph" style:parent-style-name="Standard">
      <style:text-properties fo:font-size="10pt" style:font-size-asian="10pt" style:font-size-complex="10pt"/>
    </style:style>
    <style:style style:name="WW-Ballontekst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Aanhef" style:family="paragraph" style:parent-style-name="Standard" style:next-style-name="Standard"/>
    <style:style style:name="WW-Afsluiting" style:family="paragraph" style:parent-style-name="Standard">
      <style:paragraph-properties fo:margin-left="7.5cm" fo:margin-right="0cm" fo:text-indent="0cm" style:auto-text-indent="false"/>
    </style:style>
    <style:style style:name="WW-Berichtkop" style:family="paragraph" style:parent-style-name="Standard">
      <style:paragraph-properties fo:margin-left="2cm" fo:margin-right="0cm" fo:text-indent="-2cm" style:auto-text-indent="false" fo:background-color="#cccccc" fo:padding="0.035cm" fo:border="0.002cm solid #000000">
        <style:background-image/>
      </style:paragraph-properties>
      <style:text-properties fo:font-size="12pt" style:font-size-asian="12pt" style:font-name-complex="Arial"/>
    </style:style>
    <style:style style:name="WW-Bijschrift" style:family="paragraph" style:parent-style-name="Standard" style:next-style-name="Standard">
      <style:text-properties fo:font-size="10pt" fo:font-weight="bold" style:font-size-asian="10pt" style:font-weight-asian="bold" style:font-size-complex="10pt" style:font-weight-complex="bold"/>
    </style:style>
    <style:style style:name="WW-Bloktekst" style:family="paragraph" style:parent-style-name="Standard">
      <style:paragraph-properties fo:margin-left="2.54cm" fo:margin-right="2.54cm" fo:margin-top="0cm" fo:margin-bottom="0.212cm" fo:text-indent="0cm" style:auto-text-indent="false"/>
    </style:style>
    <style:style style:name="WW-Bronvermelding" style:family="paragraph" style:parent-style-name="Standard" style:next-style-name="Standard">
      <style:paragraph-properties fo:margin-left="0.388cm" fo:margin-right="0cm" fo:text-indent="-0.388cm" style:auto-text-indent="false"/>
    </style:style>
    <style:style style:name="WW-Datum" style:family="paragraph" style:parent-style-name="Standard" style:next-style-name="Standard"/>
    <style:style style:name="WW-Documentstructuur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WW-E-mailhandtekening" style:family="paragraph" style:parent-style-name="Standard"/>
    <style:style style:name="WW-HTML_20_-_20_vooraf_20_opgemaakt" style:display-name="WW-HTML - vooraf opgemaakt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WW-HTML-adres" style:family="paragraph" style:parent-style-name="Standard">
      <style:text-properties fo:font-style="italic" style:font-style-asian="italic" style:font-style-complex="italic"/>
    </style:style>
    <style:style style:name="WW-Index_20_4" style:display-name="WW-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WW-Index_20_5" style:display-name="WW-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WW-Index_20_6" style:display-name="WW-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WW-Index_20_7" style:display-name="WW-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WW-Index_20_8" style:display-name="WW-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WW-Index_20_9" style:display-name="WW-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WW-Kop_20_bronvermelding" style:display-name="WW-Kop bronvermelding" style:family="paragraph" style:parent-style-name="Standard" style:next-style-name="Standard">
      <style:paragraph-properties fo:margin-top="0.212cm" fo:margin-bottom="0cm"/>
      <style:text-properties fo:font-size="12pt" fo:font-weight="bold" style:font-size-asian="12pt" style:font-weight-asian="bold" style:font-name-complex="Arial" style:font-weight-complex="bold"/>
    </style:style>
    <style:style style:name="WW-Lijst_20_2" style:display-name="WW-Lijst 2" style:family="paragraph" style:parent-style-name="Standard">
      <style:paragraph-properties fo:margin-left="0.998cm" fo:margin-right="0cm" fo:text-indent="-0.499cm" style:auto-text-indent="false"/>
    </style:style>
    <style:style style:name="WW-Lijst_20_3" style:display-name="WW-Lijst 3" style:family="paragraph" style:parent-style-name="Standard">
      <style:paragraph-properties fo:margin-left="1.498cm" fo:margin-right="0cm" fo:text-indent="-0.499cm" style:auto-text-indent="false"/>
    </style:style>
    <style:style style:name="WW-Lijst_20_4" style:display-name="WW-Lijst 4" style:family="paragraph" style:parent-style-name="Standard">
      <style:paragraph-properties fo:margin-left="1.997cm" fo:margin-right="0cm" fo:text-indent="-0.499cm" style:auto-text-indent="false"/>
    </style:style>
    <style:style style:name="WW-Lijst_20_5" style:display-name="WW-Lijst 5" style:family="paragraph" style:parent-style-name="Standard">
      <style:paragraph-properties fo:margin-left="2.496cm" fo:margin-right="0cm" fo:text-indent="-0.499cm" style:auto-text-indent="false"/>
    </style:style>
    <style:style style:name="WW-Lijst_20_met_20_afbeeldingen" style:display-name="WW-Lijst met afbeeldingen" style:family="paragraph" style:parent-style-name="Standard" style:next-style-name="Standard"/>
    <style:style style:name="WW-Lijst_20_opsom.teken" style:display-name="WW-Lijst opsom.teken" style:family="paragraph" style:parent-style-name="Standard" style:list-style-name="WW8Num10">
      <style:paragraph-properties fo:margin-left="0cm" fo:margin-right="0cm" fo:text-indent="0cm" style:auto-text-indent="false"/>
    </style:style>
    <style:style style:name="WW-Lijst_20_opsom.teken_20_2" style:display-name="WW-Lijst opsom.teken 2" style:family="paragraph" style:parent-style-name="Standard" style:list-style-name="WW8Num8">
      <style:paragraph-properties fo:margin-left="0cm" fo:margin-right="0cm" fo:text-indent="0cm" style:auto-text-indent="false"/>
    </style:style>
    <style:style style:name="WW-Lijst_20_opsom.teken_20_3" style:display-name="WW-Lijst opsom.teken 3" style:family="paragraph" style:parent-style-name="Standard" style:list-style-name="WW8Num7">
      <style:paragraph-properties fo:margin-left="0cm" fo:margin-right="0cm" fo:text-indent="0cm" style:auto-text-indent="false"/>
    </style:style>
    <style:style style:name="WW-Lijst_20_opsom.teken_20_4" style:display-name="WW-Lijst opsom.teken 4" style:family="paragraph" style:parent-style-name="Standard" style:list-style-name="WW8Num6">
      <style:paragraph-properties fo:margin-left="0cm" fo:margin-right="0cm" fo:text-indent="0cm" style:auto-text-indent="false"/>
    </style:style>
    <style:style style:name="WW-Lijst_20_opsom.teken_20_5" style:display-name="WW-Lijst opsom.teken 5" style:family="paragraph" style:parent-style-name="Standard" style:list-style-name="WW8Num5">
      <style:paragraph-properties fo:margin-left="0cm" fo:margin-right="0cm" fo:text-indent="0cm" style:auto-text-indent="false"/>
    </style:style>
    <style:style style:name="WW-Lijstnummering" style:family="paragraph" style:parent-style-name="Standard" style:list-style-name="WW8Num9">
      <style:paragraph-properties fo:margin-left="0cm" fo:margin-right="0cm" fo:text-indent="0cm" style:auto-text-indent="false"/>
    </style:style>
    <style:style style:name="WW-Lijstnummering_20_2" style:display-name="WW-Lijstnummering 2" style:family="paragraph" style:parent-style-name="Standard" style:list-style-name="WW8Num4">
      <style:paragraph-properties fo:margin-left="0cm" fo:margin-right="0cm" fo:text-indent="0cm" style:auto-text-indent="false"/>
    </style:style>
    <style:style style:name="WW-Lijstnummering_20_3" style:display-name="WW-Lijstnummering 3" style:family="paragraph" style:parent-style-name="Standard" style:list-style-name="WW8Num3">
      <style:paragraph-properties fo:margin-left="0cm" fo:margin-right="0cm" fo:text-indent="0cm" style:auto-text-indent="false"/>
    </style:style>
    <style:style style:name="WW-Lijstnummering_20_4" style:display-name="WW-Lijstnummering 4" style:family="paragraph" style:parent-style-name="Standard" style:list-style-name="WW8Num2">
      <style:paragraph-properties fo:margin-left="0cm" fo:margin-right="0cm" fo:text-indent="0cm" style:auto-text-indent="false"/>
    </style:style>
    <style:style style:name="WW-Lijstnummering_20_5" style:display-name="WW-Lijstnummering 5" style:family="paragraph" style:parent-style-name="Standard" style:list-style-name="WW8Num1">
      <style:paragraph-properties fo:margin-left="0cm" fo:margin-right="0cm" fo:text-indent="0cm" style:auto-text-indent="false"/>
    </style:style>
    <style:style style:name="WW-Lijstvoortzetting" style:family="paragraph" style:parent-style-name="Standard">
      <style:paragraph-properties fo:margin-left="0.499cm" fo:margin-right="0cm" fo:margin-top="0cm" fo:margin-bottom="0.212cm" fo:text-indent="0cm" style:auto-text-indent="false"/>
    </style:style>
    <style:style style:name="WW-Lijstvoortzetting_20_2" style:display-name="WW-Lijstvoortzetting 2" style:family="paragraph" style:parent-style-name="Standard">
      <style:paragraph-properties fo:margin-left="0.998cm" fo:margin-right="0cm" fo:margin-top="0cm" fo:margin-bottom="0.212cm" fo:text-indent="0cm" style:auto-text-indent="false"/>
    </style:style>
    <style:style style:name="WW-Lijstvoortzetting_20_3" style:display-name="WW-Lijstvoortzetting 3" style:family="paragraph" style:parent-style-name="Standard">
      <style:paragraph-properties fo:margin-left="1.498cm" fo:margin-right="0cm" fo:margin-top="0cm" fo:margin-bottom="0.212cm" fo:text-indent="0cm" style:auto-text-indent="false"/>
    </style:style>
    <style:style style:name="WW-Lijstvoortzetting_20_4" style:display-name="WW-Lijstvoortzetting 4" style:family="paragraph" style:parent-style-name="Standard">
      <style:paragraph-properties fo:margin-left="1.997cm" fo:margin-right="0cm" fo:margin-top="0cm" fo:margin-bottom="0.212cm" fo:text-indent="0cm" style:auto-text-indent="false"/>
    </style:style>
    <style:style style:name="WW-Lijstvoortzetting_20_5" style:display-name="WW-Lijstvoortzetting 5" style:family="paragraph" style:parent-style-name="Standard">
      <style:paragraph-properties fo:margin-left="2.496cm" fo:margin-right="0cm" fo:margin-top="0cm" fo:margin-bottom="0.212cm" fo:text-indent="0cm" style:auto-text-indent="false"/>
    </style:style>
    <style:style style:name="WW-Macrotekst" style:family="paragraph">
      <style:paragraph-properties fo:line-height="120%" fo:orphans="2" fo:widows="2">
        <style:tab-stops>
          <style:tab-stop style:position="0.847cm"/>
          <style:tab-stop style:position="1.693cm"/>
          <style:tab-stop style:position="2.54cm"/>
          <style:tab-stop style:position="3.387cm"/>
          <style:tab-stop style:position="4.233cm"/>
          <style:tab-stop style:position="5.08cm"/>
          <style:tab-stop style:position="5.927cm"/>
          <style:tab-stop style:position="6.773cm"/>
          <style:tab-stop style:position="7.62cm"/>
        </style:tab-stops>
      </style:paragraph-properties>
      <style:text-properties style:use-window-font-color="true" style:font-name="Courier New" fo:font-size="10pt" fo:language="en" fo:country="US" style:font-name-asian="Times New Roman" style:font-size-asian="10pt" style:font-name-complex="Courier New" style:font-size-complex="10pt" style:language-complex="ar" style:country-complex="SA"/>
    </style:style>
    <style:style style:name="WW-Normaal_20__28_web_29_" style:display-name="WW-Normaal (web)" style:family="paragraph" style:parent-style-name="Standard">
      <style:text-properties style:font-name="Times New Roman" fo:font-size="12pt" style:font-size-asian="12pt"/>
    </style:style>
    <style:style style:name="WW-Notitiekop" style:family="paragraph" style:parent-style-name="Standard" style:next-style-name="Standard"/>
    <style:style style:name="WW-Onderwerp_20_van_20_opmerking" style:display-name="WW-Onderwerp van opmerking" style:family="paragraph" style:parent-style-name="WW-Tekst_20_opmerking" style:next-style-name="WW-Tekst_20_opmerking">
      <style:text-properties fo:font-weight="bold" style:font-weight-asian="bold" style:font-weight-complex="bold"/>
    </style:style>
    <style:style style:name="WW-Platte_20_tekst_20_2" style:display-name="WW-Platte tekst 2" style:family="paragraph" style:parent-style-name="Standard">
      <style:paragraph-properties fo:margin-top="0cm" fo:margin-bottom="0.212cm" fo:line-height="200%"/>
    </style:style>
    <style:style style:name="WW-Platte_20_tekst_20_3" style:display-name="WW-Platte tekst 3" style:family="paragraph" style:parent-style-name="Standard">
      <style:paragraph-properties fo:margin-top="0cm" fo:margin-bottom="0.212cm"/>
      <style:text-properties fo:font-size="8pt" style:font-size-asian="8pt" style:font-size-complex="8pt"/>
    </style:style>
    <style:style style:name="WW-Platte_20_tekst_20_eerste_20_inspringing" style:display-name="WW-Platte tekst eerste inspringing" style:family="paragraph" style:parent-style-name="Text_20_body">
      <style:paragraph-properties fo:margin-left="0cm" fo:margin-right="0cm" fo:text-indent="0.37cm" style:auto-text-indent="false"/>
    </style:style>
    <style:style style:name="WW-Platte_20_tekst_20_eerste_20_inspringing_20_2" style:display-name="WW-Platte tekst eerste inspringing 2" style:family="paragraph" style:parent-style-name="Text_20_body_20_indent">
      <style:paragraph-properties fo:margin-left="0.499cm" fo:margin-right="0cm" fo:text-indent="0.37cm" style:auto-text-indent="false"/>
    </style:style>
    <style:style style:name="WW-Platte_20_tekst_20_inspringen_20_2" style:display-name="WW-Platte tekst inspringen 2" style:family="paragraph" style:parent-style-name="Standard">
      <style:paragraph-properties fo:margin-left="0.499cm" fo:margin-right="0cm" fo:margin-top="0cm" fo:margin-bottom="0.212cm" fo:line-height="200%" fo:text-indent="0cm" style:auto-text-indent="false"/>
    </style:style>
    <style:style style:name="WW-Platte_20_tekst_20_inspringen_20_3" style:display-name="WW-Platte tekst inspringen 3" style:family="paragraph" style:parent-style-name="Standard">
      <style:paragraph-properties fo:margin-left="0.499cm" fo:margin-right="0cm" fo:margin-top="0cm" fo:margin-bottom="0.212cm" fo:text-indent="0cm" style:auto-text-indent="false"/>
      <style:text-properties fo:font-size="8pt" style:font-size-asian="8pt" style:font-size-complex="8pt"/>
    </style:style>
    <style:style style:name="WW-Standaardinspringing" style:family="paragraph" style:parent-style-name="Standard">
      <style:paragraph-properties fo:margin-left="1.249cm" fo:margin-right="0cm" fo:text-indent="0cm" style:auto-text-indent="false"/>
    </style:style>
    <style:style style:name="WW-Tekst_20_zonder_20_opmaak" style:display-name="WW-Tekst zonder opmaak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Standaardalinea-lettertype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Standaardalinea-lettertype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Standaardalinea-lettertype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 style:parent-style-name="WW-Standaardalinea-lettertype">
      <style:text-properties fo:font-style="italic" style:font-style-asian="italic" style:font-style-complex="italic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/>
    </style:style>
    <style:style style:name="WW8Num11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9z0" style:family="text">
      <style:text-properties style:font-name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/>
    </style:style>
    <style:style style:name="WW8Num20z0" style:family="text">
      <style:text-properties style:font-name="Wingdings"/>
    </style:style>
    <style:style style:name="WW8Num20z1" style:family="text">
      <style:text-properties style:font-name="Courier New" style:font-name-complex="Courier New"/>
    </style:style>
    <style:style style:name="WW8Num20z3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Courier New"/>
    </style:style>
    <style:style style:name="WW8Num21z2" style:family="text">
      <style:text-properties style:font-name="Wingdings"/>
    </style:style>
    <style:style style:name="WW8Num22z0" style:family="text">
      <style:text-properties style:font-name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/>
    </style:style>
    <style:style style:name="WW8Num23z0" style:family="text">
      <style:text-properties style:font-name="Wingdings"/>
    </style:style>
    <style:style style:name="WW8Num23z1" style:family="text">
      <style:text-properties style:font-name="Courier New" style:font-name-complex="Courier New"/>
    </style:style>
    <style:style style:name="WW8Num23z3" style:family="text">
      <style:text-properties style:font-name="Symbol"/>
    </style:style>
    <style:style style:name="WW8Num25z0" style:family="text">
      <style:text-properties style:font-name="Wingdings"/>
    </style:style>
    <style:style style:name="WW8Num28z0" style:family="text">
      <style:text-properties style:font-name="Wingdings"/>
    </style:style>
    <style:style style:name="WW8Num28z1" style:family="text">
      <style:text-properties style:font-name="Courier New"/>
    </style:style>
    <style:style style:name="WW8Num28z3" style:family="text">
      <style:text-properties style:font-name="Symbol"/>
    </style:style>
    <style:style style:name="WW8Num29z0" style:family="text">
      <style:text-properties style:font-name="Wingdings"/>
    </style:style>
    <style:style style:name="WW8Num29z1" style:family="text">
      <style:text-properties style:font-name="Courier New" style:font-name-complex="Courier New"/>
    </style:style>
    <style:style style:name="WW8Num29z3" style:family="text">
      <style:text-properties style:font-name="Symbol"/>
    </style:style>
    <style:style style:name="WW8Num30z0" style:family="text">
      <style:text-properties style:font-name="Wingdings"/>
    </style:style>
    <style:style style:name="WW8Num30z1" style:family="text">
      <style:text-properties style:font-name="Courier New"/>
    </style:style>
    <style:style style:name="WW8Num30z3" style:family="text">
      <style:text-properties style:font-name="Symbol"/>
    </style:style>
    <style:style style:name="WW8Num31z0" style:family="text">
      <style:text-properties style:font-name="Wingdings"/>
    </style:style>
    <style:style style:name="WW8Num31z1" style:family="text">
      <style:text-properties style:font-name="Courier New"/>
    </style:style>
    <style:style style:name="WW8Num31z3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3z0" style:family="text">
      <style:text-properties style:font-name="Wingdings"/>
    </style:style>
    <style:style style:name="WW8Num33z1" style:family="text">
      <style:text-properties style:font-name="Courier New"/>
    </style:style>
    <style:style style:name="WW8Num33z3" style:family="text">
      <style:text-properties style:font-name="Symbol"/>
    </style:style>
    <style:style style:name="WW8Num34z0" style:family="text">
      <style:text-properties style:font-name="Wingdings"/>
    </style:style>
    <style:style style:name="WW8Num34z1" style:family="text">
      <style:text-properties style:font-name="Courier New" style:font-name-complex="Courier New"/>
    </style:style>
    <style:style style:name="WW8Num34z3" style:family="text">
      <style:text-properties style:font-name="Symbol"/>
    </style:style>
    <style:style style:name="WW8Num35z0" style:family="text">
      <style:text-properties style:font-name="Symbol"/>
    </style:style>
    <style:style style:name="WW8Num36z0" style:family="text">
      <style:text-properties style:font-name="Wingdings"/>
    </style:style>
    <style:style style:name="WW8Num36z1" style:family="text">
      <style:text-properties style:font-name="Courier New" style:font-name-complex="Courier New"/>
    </style:style>
    <style:style style:name="WW8Num36z3" style:family="text">
      <style:text-properties style:font-name="Symbol"/>
    </style:style>
    <style:style style:name="WW8Num37z0" style:family="text">
      <style:text-properties style:font-name="Wingdings"/>
    </style:style>
    <style:style style:name="WW8Num37z1" style:family="text">
      <style:text-properties style:font-name="Courier New" style:font-name-complex="Courier New"/>
    </style:style>
    <style:style style:name="WW8Num37z3" style:family="text">
      <style:text-properties style:font-name="Symbol"/>
    </style:style>
    <style:style style:name="WW8Num38z0" style:family="text">
      <style:text-properties style:font-name="Wingdings"/>
    </style:style>
    <style:style style:name="WW8Num38z1" style:family="text">
      <style:text-properties style:font-name="Courier New"/>
    </style:style>
    <style:style style:name="WW8Num38z3" style:family="text">
      <style:text-properties style:font-name="Symbol"/>
    </style:style>
    <style:style style:name="WW8Num39z0" style:family="text">
      <style:text-properties style:font-name="Wingdings"/>
    </style:style>
    <style:style style:name="WW8Num39z1" style:family="text">
      <style:text-properties style:font-name="Courier New" style:font-name-complex="Courier New"/>
    </style:style>
    <style:style style:name="WW8Num39z3" style:family="text">
      <style:text-properties style:font-name="Symbol"/>
    </style:style>
    <style:style style:name="WW8Num40z0" style:family="text">
      <style:text-properties style:font-name="Wingdings"/>
    </style:style>
    <style:style style:name="WW8Num40z1" style:family="text">
      <style:text-properties style:font-name="Courier New" style:font-name-complex="Courier New"/>
    </style:style>
    <style:style style:name="WW8Num40z3" style:family="text">
      <style:text-properties style:font-name="Symbol"/>
    </style:style>
    <style:style style:name="WW8Num41z0" style:family="text">
      <style:text-properties style:font-name="Wingdings"/>
    </style:style>
    <style:style style:name="WW8Num41z1" style:family="text">
      <style:text-properties style:font-name="Courier New"/>
    </style:style>
    <style:style style:name="WW8Num41z3" style:family="text">
      <style:text-properties style:font-name="Symbol"/>
    </style:style>
    <style:style style:name="WW8Num42z0" style:family="text">
      <style:text-properties style:font-name="Wingdings"/>
    </style:style>
    <style:style style:name="WW8Num42z1" style:family="text">
      <style:text-properties style:font-name="Courier New"/>
    </style:style>
    <style:style style:name="WW8Num42z3" style:family="text">
      <style:text-properties style:font-name="Symbol"/>
    </style:style>
    <style:style style:name="WW-Standaardalinea-lettertype" style:family="text"/>
    <style:style style:name="WW-HTML_20_Code" style:display-name="WW-HTML Code" style:family="text" style:parent-style-name="WW-Standaardalinea-lettertype">
      <style:text-properties style:font-name="Courier New" fo:font-size="10pt" style:font-name-asian="Courier New" style:font-size-asian="10pt" style:font-name-complex="Tahoma" style:font-size-complex="10pt"/>
    </style:style>
    <style:style style:name="WW-Verwijzing_20_opmerking" style:display-name="WW-Verwijzing opmerking" style:family="text" style:parent-style-name="WW-Standaardalinea-lettertype">
      <style:text-properties fo:font-size="8pt" style:font-size-asian="8pt" style:font-size-complex="8pt"/>
    </style:style>
    <style:style style:name="Kop_20_1_20_Char" style:display-name="Kop 1 Char" style:family="text" style:parent-style-name="WW-Standaardalinea-lettertype">
      <style:text-properties fo:text-transform="uppercase" style:font-name="Arial" fo:font-size="16pt" fo:language="en" fo:country="US" fo:font-weight="bold" style:font-size-asian="16pt" style:font-weight-asian="bold" style:font-size-complex="12pt" style:language-complex="ar" style:country-complex="SA" style:font-weight-complex="bold"/>
    </style:style>
    <style:style style:name="Kop_20_2_20_Char" style:display-name="Kop 2 Char" style:family="text" style:parent-style-name="Kop_20_1_20_Char">
      <style:text-properties fo:font-variant="small-caps" fo:font-size="14pt" style:font-size-asian="14pt"/>
    </style:style>
    <style:style style:name="Kop_20_3_20_Char" style:display-name="Kop 3 Char" style:family="text" style:parent-style-name="Kop_20_2_20_Char">
      <style:text-properties fo:font-size="12pt" style:font-size-asian="12pt" style:font-weight-complex="bold"/>
    </style:style>
    <style:style style:name="Kop_20_4_20_Char" style:display-name="Kop 4 Char" style:family="text" style:parent-style-name="Kop_20_3_20_Char">
      <style:text-properties fo:font-style="italic" style:font-style-asian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/>
    </text:outline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1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bullet text:level="1" text:style-name="WW8Num1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12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1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1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1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bullet text:level="1" text:style-name="WW8Num16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1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bullet text:level="1" text:style-name="WW8Num2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1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1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2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2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2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2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style:num-suffix="." text:bullet-char="">
        <style:list-level-properties text:space-before="1.905cm" text:min-label-width="0.635cm"/>
        <style:text-properties style:font-name="Wingdings"/>
      </text:list-level-style-bullet>
      <text:list-level-style-bullet text:level="2" text:style-name="WW8Num23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23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23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23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6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bullet text:level="1" text:style-name="WW8Num25z0" style:num-suffix="." text:bullet-char="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5" text:display-levels="2">
        <style:list-level-properties text:space-before="0.635cm" text:min-label-width="1.27cm"/>
      </text:list-level-style-number>
      <text:list-level-style-number text:level="3" style:num-format="1" text:start-value="7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>
      <text:list-level-style-number text:level="1" style:num-format="1" text:start-value="6">
        <style:list-level-properties text:min-label-width="1.27cm"/>
      </text:list-level-style-number>
      <text:list-level-style-number text:level="2" style:num-format="1" text:start-value="5" text:display-levels="2">
        <style:list-level-properties text:min-label-width="1.27cm"/>
      </text:list-level-style-number>
      <text:list-level-style-number text:level="3" style:num-format="1" text:start-value="7" text:display-levels="3">
        <style:list-level-properties text:min-label-width="1.27cm"/>
      </text:list-level-style-number>
      <text:list-level-style-number text:level="4" style:num-format="1" text:start-value="3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905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2.54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3.17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28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28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28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28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28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28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28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28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bullet text:level="1" text:style-name="WW8Num2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2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bullet text:level="1" text:style-name="WW8Num3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1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1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1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1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32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32z2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32z0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32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32z2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32z0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32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32z2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bullet text:level="1" text:style-name="WW8Num33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3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3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3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3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3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bullet text:level="1" text:style-name="WW8Num34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4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4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4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4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bullet text:level="1" text:style-name="WW8Num36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6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bullet text:level="1" text:style-name="WW8Num37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7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0" style:num-suffix="." text:bullet-char="">
        <style:list-level-properties text:space-before="3.175cm" text:min-label-width="0.635cm"/>
        <style:text-properties style:font-name="Wingdings"/>
      </text:list-level-style-bullet>
      <text:list-level-style-bullet text:level="4" text:style-name="WW8Num3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7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7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8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39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0z1" style:num-suffix=".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style:num-suffix="." text:bullet-char="">
        <style:list-level-properties text:min-label-width="0.635cm"/>
        <style:text-properties style:font-name="Wingdings"/>
      </text:list-level-style-bullet>
      <text:list-level-style-bullet text:level="2" text:style-name="WW8Num41z1" style:num-suffix=".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41z0" style:num-suffix=".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41z3" style:num-suffix=".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41z1" style:num-suffix=".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41z0" style:num-suffix=".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41z3" style:num-suffix=".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41z1" style:num-suffix=".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41z0" style:num-suffix=".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style:num-suffix="." text:bullet-char="">
        <style:list-level-properties text:space-before="1.27cm" text:min-label-width="0.635cm"/>
        <style:text-properties style:font-name="Wingdings"/>
      </text:list-level-style-bullet>
      <text:list-level-style-bullet text:level="2" text:style-name="WW8Num42z1" style:num-suffix="." text:bullet-char="o">
        <style:list-level-properties text:space-before="3.175cm" text:min-label-width="0.635cm"/>
        <style:text-properties style:font-name="Courier New"/>
      </text:list-level-style-bullet>
      <text:list-level-style-bullet text:level="3" text:style-name="WW8Num42z0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4" text:style-name="WW8Num42z3" style:num-suffix="." text:bullet-char="">
        <style:list-level-properties text:space-before="5.715cm" text:min-label-width="0.635cm"/>
        <style:text-properties style:font-name="Symbol"/>
      </text:list-level-style-bullet>
      <text:list-level-style-bullet text:level="5" text:style-name="WW8Num42z1" style:num-suffix="." text:bullet-char="o">
        <style:list-level-properties text:space-before="6.985cm" text:min-label-width="0.635cm"/>
        <style:text-properties style:font-name="Courier New"/>
      </text:list-level-style-bullet>
      <text:list-level-style-bullet text:level="6" text:style-name="WW8Num42z0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7" text:style-name="WW8Num42z3" style:num-suffix="." text:bullet-char="">
        <style:list-level-properties text:space-before="9.525cm" text:min-label-width="0.635cm"/>
        <style:text-properties style:font-name="Symbol"/>
      </text:list-level-style-bullet>
      <text:list-level-style-bullet text:level="8" text:style-name="WW8Num42z1" style:num-suffix="." text:bullet-char="o">
        <style:list-level-properties text:space-before="10.795cm" text:min-label-width="0.635cm"/>
        <style:text-properties style:font-name="Courier New"/>
      </text:list-level-style-bullet>
      <text:list-level-style-bullet text:level="9" text:style-name="WW8Num42z0" style:num-suffix="." text:bullet-char="">
        <style:list-level-properties text:space-before="12.06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5.946cm" fo:margin-left="0.026cm" fo:margin-right="0.028cm" table:align="margins" style:writing-mode="lr-tb"/>
    </style:style>
    <style:style style:name="Table1.A" style:family="table-column">
      <style:table-column-properties style:column-width="4.41cm" style:rel-column-width="18127*"/>
    </style:style>
    <style:style style:name="Table1.B" style:family="table-column">
      <style:table-column-properties style:column-width="6.729cm" style:rel-column-width="27655*"/>
    </style:style>
    <style:style style:name="Table1.C" style:family="table-column">
      <style:table-column-properties style:column-width="4.807cm" style:rel-column-width="19753*"/>
    </style:style>
    <style:style style:name="Table1.A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Table1.B1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Table1.C1" style:family="table-cell">
      <style:table-cell-properties style:vertical-align="middle" fo:padding-left="0.191cm" fo:padding-right="0.191cm" fo:padding-top="0cm" fo:padding-bottom="0cm" fo:border="0.002cm solid #000000"/>
    </style:style>
    <style:style style:name="P1" style:family="paragraph" style:parent-style-name="Header">
      <style:paragraph-properties fo:text-align="center" style:justify-single-word="false"/>
      <style:text-properties fo:font-size="10pt" style:font-size-asian="10pt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Header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Header">
      <style:paragraph-properties fo:text-align="center" style:justify-single-word="false"/>
      <style:text-properties fo:font-size="16pt" fo:font-style="italic" fo:font-weight="bold" style:font-size-asian="16pt" style:font-style-asian="italic" style:font-weight-asian="bold"/>
    </style:style>
    <style:style style:name="T1" style:family="text">
      <style:text-properties fo:font-size="10pt" style:font-size-asian="10pt"/>
    </style:style>
    <style:style style:name="T2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1.249cm" fo:margin-bottom="1.249cm" fo:margin-left="2.499cm" fo:margin-right="2.499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894cm" fo:margin-left="0cm" fo:margin-right="0cm" fo:margin-bottom="0.395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number:date-style style:name="N106">
      <number:day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1">User manual</text:p>
              <text:p text:style-name="P2"><text:span text:style-name="T1">Last updated: </text:span><text:span text:style-name="T1"><text:date style:data-style-name="N106" text:date-value="2006-06-27T18:29:29.90">27/06/2006</text:date></text:span></text:p>
            </table:table-cell>
            <table:table-cell>
              <table:table table:is-sub-table="true">
                <table:table-column table:style-name="Table1.B"/>
                <table:table-row>
                  <table:table-cell table:style-name="Table1.B1.1.1" office:value-type="string">
                    <text:p text:style-name="P3">Pentaho Data Integration</text:p>
                  </table:table-cell>
                </table:table-row>
                <table:table-row>
                  <table:table-cell table:style-name="Table1.B1.1.2" office:value-type="string">
                    <text:p text:style-name="P3"><text:span text:style-name="T2">Pan </text:span><text:span text:style-name="T2"><text:variable-set text:name="KettleVersion" office:value-type="string">2.3.0</text:variable-set></text:span></text:p>
                  </table:table-cell>
                </table:table-row>
              </table:table>
            </table:table-cell>
            <table:table-cell table:style-name="Table1.C1" office:value-type="string">
              <text:p text:style-name="P4"><draw:frame draw:style-name="fr1" draw:name="Afbeeldingen6" text:anchor-type="as-char" svg:width="4.364cm" svg:height="1.409cm" draw:z-index="18"><draw:image xlink:href="Pictures/20000007000029DD00000D8B67B8B1CE.svm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Footer"><text:tab/>Page <text:span text:style-name="Page_20_Number"><text:page-number text:select-page="current">19</text:page-number></text:span><text:span text:style-name="Page_20_Number"> of </text:span><text:span text:style-name="Page_20_Number"><text:page-count style:num-format="1">19</text:page-count></text:span></text:p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1</dc:title>
    <meta:initial-creator>Matt Casters</meta:initial-creator>
    <meta:creation-date>2004-05-04T16:00:00</meta:creation-date>
    <dc:creator>Matt Casters</dc:creator>
    <dc:date>2006-06-27T18:29:29</dc:date>
    <meta:print-date>2004-05-24T21:55:00</meta:print-date>
    <dc:language>nl-NL</dc:language>
    <meta:editing-cycles>76</meta:editing-cycles>
    <meta:editing-duration>P1DT7H59M40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9" meta:paragraph-count="165" meta:word-count="5877" meta:character-count="35202"/>
  </office:meta>
</office:document-meta>
</file>